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in" style:auto-text-indent="false"/>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fo:margin-top="0in" fo:margin-bottom="0.0835in" loext:contextual-spacing="false" fo:text-align="justify" style:justify-single-word="false"/>
      <style:text-properties fo:language="en" fo:country="US"/>
    </style:style>
    <style:style style:name="P14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style>
    <style:style style:name="P150" style:family="paragraph" style:parent-style-name="Text_20_body">
      <style:paragraph-properties fo:margin-left="0in" fo:margin-right="0in" fo:text-align="justify" style:justify-single-word="false" fo:text-indent="0.1965in" style:auto-text-indent="false"/>
      <style:text-properties officeooo:paragraph-rsid="001ff82e"/>
    </style:style>
    <style:style style:name="P151" style:family="paragraph" style:parent-style-name="Text_20_body">
      <style:paragraph-properties fo:margin-left="0in" fo:margin-right="0in" fo:text-align="justify" style:justify-single-word="false" fo:text-indent="0.1965in" style:auto-text-indent="false"/>
      <style:text-properties officeooo:paragraph-rsid="00219c38"/>
    </style:style>
    <style:style style:name="P152" style:family="paragraph" style:parent-style-name="Text_20_body">
      <style:paragraph-properties fo:margin-left="0in" fo:margin-right="0in" fo:text-align="justify" style:justify-single-word="false" fo:text-indent="0.1965in" style:auto-text-indent="false"/>
      <style:text-properties officeooo:paragraph-rsid="0024f0a3"/>
    </style:style>
    <style:style style:name="P153" style:family="paragraph" style:parent-style-name="Text_20_body">
      <style:paragraph-properties fo:margin-left="0in" fo:margin-right="0in" fo:text-align="justify" style:justify-single-word="false" fo:text-indent="0.1965in" style:auto-text-indent="false"/>
      <style:text-properties officeooo:paragraph-rsid="0059f6a9"/>
    </style:style>
    <style:style style:name="P154" style:family="paragraph" style:parent-style-name="Text_20_body">
      <style:paragraph-properties fo:margin-left="0in" fo:margin-right="0in" fo:text-align="justify" style:justify-single-word="false" fo:text-indent="0.1965in" style:auto-text-indent="false"/>
      <style:text-properties officeooo:paragraph-rsid="005c50df"/>
    </style:style>
    <style:style style:name="P155" style:family="paragraph" style:parent-style-name="Text_20_body">
      <style:paragraph-properties fo:margin-left="0in" fo:margin-right="0in" fo:text-align="justify" style:justify-single-word="false" fo:text-indent="0.1965in" style:auto-text-indent="false"/>
      <style:text-properties officeooo:rsid="001ff82e" officeooo:paragraph-rsid="001ff82e"/>
    </style:style>
    <style:style style:name="P156" style:family="paragraph" style:parent-style-name="Text_20_body">
      <style:paragraph-properties fo:margin-left="0in" fo:margin-right="0in" fo:text-align="justify" style:justify-single-word="false" fo:text-indent="0.1965in" style:auto-text-indent="false"/>
      <style:text-properties officeooo:rsid="001ff82e" officeooo:paragraph-rsid="00208c93"/>
    </style:style>
    <style:style style:name="P157" style:family="paragraph" style:parent-style-name="Text_20_body">
      <style:paragraph-properties fo:margin-left="0in" fo:margin-right="0in" fo:text-align="justify" style:justify-single-word="false" fo:text-indent="0.1965in" style:auto-text-indent="false"/>
      <style:text-properties officeooo:rsid="00208c93" officeooo:paragraph-rsid="00208c93"/>
    </style:style>
    <style:style style:name="P158" style:family="paragraph" style:parent-style-name="Text_20_body">
      <style:paragraph-properties fo:margin-left="0in" fo:margin-right="0in" fo:text-align="justify" style:justify-single-word="false" fo:text-indent="0.1965in" style:auto-text-indent="false"/>
      <style:text-properties officeooo:rsid="0024f0a3" officeooo:paragraph-rsid="0024f0a3"/>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ded6a"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47f33"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5edbb5"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5f9340"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ba11d" officeooo:paragraph-rsid="002ba11d" style:font-style-asian="normal" style:font-style-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47f33" style:font-style-asian="normal" style:font-style-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5871bf" style:font-style-asian="normal" style:font-style-complex="normal"/>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b1f41" officeooo:paragraph-rsid="004b1f41" style:font-style-asian="normal" style:font-style-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officeooo:paragraph-rsid="00622736"/>
    </style:style>
    <style:style style:name="P170" style:family="paragraph" style:parent-style-name="Heading_20_1">
      <style:paragraph-properties fo:margin-left="0in" fo:margin-right="0in" fo:text-align="center" style:justify-single-word="false" fo:text-indent="0.1965in" style:auto-text-indent="false"/>
    </style:style>
    <style:style style:name="P171" style:family="paragraph" style:parent-style-name="Heading_20_2">
      <style:text-properties fo:language="en" fo:country="US"/>
    </style:style>
    <style:style style:name="P172" style:family="paragraph" style:parent-style-name="Heading_20_2">
      <style:paragraph-properties fo:text-align="justify" style:justify-single-word="false"/>
    </style:style>
    <style:style style:name="P17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officeooo:rsid="0029a875"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loext:char-shading-value="0" style:font-style-asian="normal" style:font-style-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286485"/>
    </style:style>
    <style:style style:name="T13" style:family="text">
      <style:text-properties fo:language="ru" fo:country="RU" officeooo:rsid="002a0831"/>
    </style:style>
    <style:style style:name="T14" style:family="text">
      <style:text-properties fo:language="ru" fo:country="RU" officeooo:rsid="0037ce60"/>
    </style:style>
    <style:style style:name="T15" style:family="text">
      <style:text-properties fo:language="ru" fo:country="RU" officeooo:rsid="0047873b"/>
    </style:style>
    <style:style style:name="T16" style:family="text">
      <style:text-properties fo:language="ru" fo:country="RU" officeooo:rsid="00522c4a"/>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officeooo:rsid="00208c93" style:font-style-asian="normal" style:font-style-complex="normal"/>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fo:font-weight="bold" style:font-style-asian="italic" style:font-weight-asian="bold" style:font-style-complex="italic" style:font-weight-complex="bold"/>
    </style:style>
    <style:style style:name="T22" style:family="text">
      <style:text-properties fo:language="en" fo:country="US" fo:font-weight="bold"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normal" fo:background-color="transparent" loext:char-shading-value="0" style:font-weight-asian="normal" style:font-weight-complex="normal"/>
    </style:style>
    <style:style style:name="T25" style:family="text">
      <style:text-properties fo:language="en" fo:country="US" fo:background-color="transparent" loext:char-shading-value="0"/>
    </style:style>
    <style:style style:name="T26" style:family="text">
      <style:text-properties fo:language="en" fo:country="US" officeooo:rsid="001ff82e"/>
    </style:style>
    <style:style style:name="T27" style:family="text">
      <style:text-properties fo:language="en" fo:country="US" officeooo:rsid="00208c93"/>
    </style:style>
    <style:style style:name="T28" style:family="text">
      <style:text-properties fo:language="en" fo:country="US" officeooo:rsid="002e9fae"/>
    </style:style>
    <style:style style:name="T29" style:family="text">
      <style:text-properties fo:language="en" fo:country="US" officeooo:rsid="00347f33"/>
    </style:style>
    <style:style style:name="T30" style:family="text">
      <style:text-properties fo:language="en" fo:country="US" officeooo:rsid="0059f6a9"/>
    </style:style>
    <style:style style:name="T31" style:family="text">
      <style:text-properties fo:color="#ff3333" fo:background-color="transparent" loext:char-shading-value="0"/>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color="#800000"/>
    </style:style>
    <style:style style:name="T35" style:family="text">
      <style:text-properties fo:color="#800000" fo:language="ru" fo:country="RU"/>
    </style:style>
    <style:style style:name="T36" style:family="text">
      <style:text-properties fo:font-weight="bold"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ru" fo:country="RU" fo:font-style="normal" fo:background-color="transparent" loext:char-shading-value="0"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officeooo:rsid="00208c93" style:font-style-asian="normal" style:font-style-complex="normal"/>
    </style:style>
    <style:style style:name="T51" style:family="text">
      <style:text-properties style:use-window-font-color="true" fo:language="en" fo:country="US" fo:font-style="normal" fo:font-weight="normal" style:font-style-asian="normal" style:font-weight-asian="normal" style:font-style-complex="normal" style:font-weight-complex="normal"/>
    </style:style>
    <style:style style:name="T5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font-weight="normal" style:font-style-asian="normal" style:font-weight-asian="normal" style:font-style-complex="normal" style:font-weight-complex="normal"/>
    </style:style>
    <style:style style:name="T56" style:family="text">
      <style:text-properties style:use-window-font-color="true" fo:font-style="normal" style:text-underline-style="none" style:font-style-asian="normal" style:font-style-complex="normal"/>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fo:font-style="italic" style:font-style-asian="italic" style:font-style-complex="italic"/>
    </style:style>
    <style:style style:name="T59" style:family="text">
      <style:text-properties style:use-window-font-color="true" fo:background-color="transparent" loext:char-shading-value="0"/>
    </style:style>
    <style:style style:name="T60" style:family="text">
      <style:text-properties style:use-window-font-color="true" fo:language="uk" fo:country="UA" fo:font-style="normal" fo:font-weight="normal" style:font-style-asian="normal" style:font-weight-asian="normal" style:font-style-complex="normal" style:font-weight-complex="normal"/>
    </style:style>
    <style:style style:name="T61" style:family="text">
      <style:text-properties style:use-window-font-color="true" fo:font-weight="normal" style:font-weight-asian="normal" style:font-weight-complex="normal"/>
    </style:style>
    <style:style style:name="T62" style:family="text">
      <style:text-properties style:use-window-font-color="true" fo:font-size="12pt" fo:language="en" fo:country="US" fo:font-style="normal" style:font-size-asian="12pt" style:font-style-asian="normal" style:font-size-complex="12pt" style:font-style-complex="normal"/>
    </style:style>
    <style:style style:name="T63" style:family="text">
      <style:text-properties style:use-window-font-color="true" fo:font-size="12pt" fo:language="en" fo:country="US" fo:font-style="normal" officeooo:rsid="00208c93" style:font-size-asian="12pt" style:font-style-asian="normal" style:font-size-complex="12pt" style:font-style-complex="normal"/>
    </style:style>
    <style:style style:name="T64" style:family="text">
      <style:text-properties style:use-window-font-color="true" fo:font-size="12pt" fo:language="en" fo:country="US" fo:font-style="normal" officeooo:rsid="00219c38" style:font-size-asian="12pt" style:font-style-asian="normal" style:font-size-complex="12pt" style:font-style-complex="normal"/>
    </style:style>
    <style:style style:name="T65" style:family="text">
      <style:text-properties style:use-window-font-color="true" fo:font-size="12pt" fo:language="en" fo:country="US" fo:font-style="normal" officeooo:rsid="00230e22" style:font-size-asian="12pt" style:font-style-asian="normal" style:font-size-complex="12pt" style:font-style-complex="normal"/>
    </style:style>
    <style:style style:name="T66" style:family="text">
      <style:text-properties style:use-window-font-color="true" fo:font-size="12pt" fo:language="en" fo:country="US" fo:font-style="normal" officeooo:rsid="0024f0a3" style:font-size-asian="12pt" style:font-style-asian="normal" style:font-size-complex="12pt" style:font-style-complex="normal"/>
    </style:style>
    <style:style style:name="T67" style:family="text">
      <style:text-properties style:use-window-font-color="true" fo:font-size="12pt" fo:language="en" fo:country="US" fo:font-style="normal" officeooo:rsid="0059f6a9" style:font-size-asian="12pt" style:font-style-asian="normal" style:font-size-complex="12pt" style:font-style-complex="normal"/>
    </style:style>
    <style:style style:name="T68" style:family="text">
      <style:text-properties style:use-window-font-color="true" fo:font-size="12pt" fo:language="en" fo:country="US" officeooo:rsid="00208c93" style:font-size-asian="12pt" style:font-size-complex="12pt"/>
    </style:style>
    <style:style style:name="T69" style:family="text">
      <style:text-properties fo:background-color="transparent" loext:char-shading-value="0"/>
    </style:style>
    <style:style style:name="T70" style:family="text">
      <style:text-properties style:text-position="super 58%"/>
    </style:style>
    <style:style style:name="T71" style:family="text">
      <style:text-properties fo:language="fr" fo:country="FR"/>
    </style:style>
    <style:style style:name="T72" style:family="text">
      <style:text-properties fo:font-style="normal"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fo:background-color="transparent" loext:char-shading-value="0" style:font-style-asian="normal" style:font-weight-asian="normal" style:font-style-complex="normal" style:font-weight-complex="normal"/>
    </style:style>
    <style:style style:name="T75" style:family="text">
      <style:text-properties fo:font-style="normal" style:text-underline-style="none" style:font-style-asian="normal" style:font-style-complex="normal"/>
    </style:style>
    <style:style style:name="T76" style:family="text">
      <style:text-properties fo:font-weight="normal" style:font-weight-asian="normal" style:font-weight-complex="normal"/>
    </style:style>
    <style:style style:name="T77" style:family="text">
      <style:text-properties fo:font-weight="normal" fo:background-color="transparent" loext:char-shading-value="0" style:font-weight-asian="normal" style:font-weight-complex="normal"/>
    </style:style>
    <style:style style:name="T78" style:family="text">
      <style:text-properties style:text-line-through-style="solid" style:text-line-through-type="single" fo:font-weight="bold" style:font-weight-asian="bold" style:font-weight-complex="bold"/>
    </style:style>
    <style:style style:name="T79" style:family="text">
      <style:text-properties fo:language="uk" fo:country="UA"/>
    </style:style>
    <style:style style:name="T80" style:family="text">
      <style:text-properties fo:language="uk" fo:country="UA" fo:font-style="italic" style:font-style-asian="italic" style:font-style-complex="italic"/>
    </style:style>
    <style:style style:name="T81" style:family="text">
      <style:text-properties fo:language="uk" fo:country="UA" fo:font-weight="bold" style:font-weight-asian="bold" style:font-weight-complex="bold"/>
    </style:style>
    <style:style style:name="T82" style:family="text">
      <style:text-properties style:text-underline-style="none"/>
    </style:style>
    <style:style style:name="T83" style:family="text">
      <style:text-properties style:text-rotation-angle="90" style:text-rotation-scale="line-height"/>
    </style:style>
    <style:style style:name="T84" style:family="text">
      <style:text-properties style:text-rotation-angle="270" style:text-rotation-scale="line-height"/>
    </style:style>
    <style:style style:name="T85" style:family="text">
      <style:text-properties style:text-position="sub 58%" style:font-size-asian="10.5pt"/>
    </style:style>
    <style:style style:name="T86" style:family="text">
      <style:text-properties style:font-name="Symbol" style:font-name-asian="Symbol" style:font-name-complex="Symbol"/>
    </style:style>
    <style:style style:name="T87" style:family="text">
      <style:text-properties style:font-name="Liberation Serif1" style:font-name-asian="Symbol" style:font-name-complex="Symbol"/>
    </style:style>
    <style:style style:name="T88" style:family="text">
      <style:text-properties style:font-name="Courier New CYR"/>
    </style:style>
    <style:style style:name="T89" style:family="text">
      <style:text-properties style:font-name="Courier New CYR" fo:language="en" fo:country="US"/>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style:style style:name="T94" style:family="text">
      <style:text-properties fo:font-size="10pt" style:font-size-asian="10pt" style:font-size-complex="10pt"/>
    </style:style>
    <style:style style:name="T95" style:family="text">
      <style:text-properties fo:font-size="8pt" style:font-size-asian="8pt" style:font-size-complex="8pt"/>
    </style:style>
    <style:style style:name="T96" style:family="text">
      <style:text-properties officeooo:rsid="0024f0a3"/>
    </style:style>
    <style:style style:name="T97" style:family="text">
      <style:text-properties officeooo:rsid="0026c961"/>
    </style:style>
    <style:style style:name="T98" style:family="text">
      <style:text-properties officeooo:rsid="002a0831"/>
    </style:style>
    <style:style style:name="T99" style:family="text">
      <style:text-properties officeooo:rsid="002ba11d"/>
    </style:style>
    <style:style style:name="T100" style:family="text">
      <style:text-properties officeooo:rsid="00329621"/>
    </style:style>
    <style:style style:name="T101" style:family="text">
      <style:text-properties officeooo:rsid="00347f33"/>
    </style:style>
    <style:style style:name="T102" style:family="text">
      <style:text-properties officeooo:rsid="0037ab7e"/>
    </style:style>
    <style:style style:name="T103" style:family="text">
      <style:text-properties officeooo:rsid="0037ea41"/>
    </style:style>
    <style:style style:name="T104" style:family="text">
      <style:text-properties officeooo:rsid="00386732"/>
    </style:style>
    <style:style style:name="T105" style:family="text">
      <style:text-properties officeooo:rsid="003b0b9f"/>
    </style:style>
    <style:style style:name="T106" style:family="text">
      <style:text-properties officeooo:rsid="003d1680"/>
    </style:style>
    <style:style style:name="T107" style:family="text">
      <style:text-properties officeooo:rsid="003dcca8"/>
    </style:style>
    <style:style style:name="T108" style:family="text">
      <style:text-properties officeooo:rsid="003f9af7"/>
    </style:style>
    <style:style style:name="T109" style:family="text">
      <style:text-properties officeooo:rsid="0040fcc1"/>
    </style:style>
    <style:style style:name="T110" style:family="text">
      <style:text-properties officeooo:rsid="0042c3d9"/>
    </style:style>
    <style:style style:name="T111" style:family="text">
      <style:text-properties officeooo:rsid="0047873b"/>
    </style:style>
    <style:style style:name="T112" style:family="text">
      <style:text-properties officeooo:rsid="004aa0e1"/>
    </style:style>
    <style:style style:name="T113" style:family="text">
      <style:text-properties officeooo:rsid="004b1f41"/>
    </style:style>
    <style:style style:name="T114" style:family="text">
      <style:text-properties officeooo:rsid="004b6d36"/>
    </style:style>
    <style:style style:name="T115" style:family="text">
      <style:text-properties officeooo:rsid="004d316d"/>
    </style:style>
    <style:style style:name="T116" style:family="text">
      <style:text-properties officeooo:rsid="004d9d3c"/>
    </style:style>
    <style:style style:name="T117" style:family="text">
      <style:text-properties officeooo:rsid="005058a0"/>
    </style:style>
    <style:style style:name="T118" style:family="text">
      <style:text-properties officeooo:rsid="0056a10f"/>
    </style:style>
    <style:style style:name="T119" style:family="text">
      <style:text-properties officeooo:rsid="00576018"/>
    </style:style>
    <style:style style:name="T120" style:family="text">
      <style:text-properties officeooo:rsid="005871bf"/>
    </style:style>
    <style:style style:name="T121" style:family="text">
      <style:text-properties officeooo:rsid="0059f6a9"/>
    </style:style>
    <style:style style:name="T122" style:family="text">
      <style:text-properties officeooo:rsid="005c4d8a"/>
    </style:style>
    <style:style style:name="T123" style:family="text">
      <style:text-properties officeooo:rsid="005dc263"/>
    </style:style>
    <style:style style:name="T124" style:family="text">
      <style:text-properties officeooo:rsid="0060c415"/>
    </style:style>
    <style:style style:name="T125" style:family="text">
      <style:text-properties officeooo:rsid="00611817"/>
    </style:style>
    <style:style style:name="T126" style:family="text">
      <style:text-properties officeooo:rsid="006227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0" text:outline-level="1">Последний фанфик</text:h>
      <text:p text:style-name="P52"/>
      <text:h text:style-name="P171"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8">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70"><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7">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7">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7">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7">– Нэш, к</text:span>ак называется наш проект?</text:p>
      <text:p text:style-name="P76"><text:span text:style-name="T9">– </text:span><text:span text:style-name="T76">Дайсон.</text:span></text:p>
      <text:p text:style-name="P76"><text:span text:style-name="T9">– </text:span><text:span text:style-name="T76">Сколько тебе лет?</text:span></text:p>
      <text:p text:style-name="P76"><text:span text:style-name="T9">– </text:span><text:span text:style-name="T76">Два года с начала запуска кластера.</text:span></text:p>
      <text:p text:style-name="P76"><text:span text:style-name="T9">– </text:span><text:span text:style-name="T76">Какой сейчас год?</text:span></text:p>
      <text:p text:style-name="P76"><text:span text:style-name="T9">– </text:span><text:span text:style-name="T61">20</text:span><text:span text:style-name="T46">19</text:span><text:span text:style-name="T7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6">–</text:span><text:span text:style-name="T7"> </text:span><text:span text:style-name="T6">Нэш</text:span><text:span text:style-name="T73">, </text:span><text:span text:style-name="T6">в некоем городе живёт брадобрей, который бреет всех людей, которые не бреются сами. Вопрос: кто бреет брадобрея</text:span><text:span text:style-name="T7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36">incompatible interface Analytics v.0.93 beta</text:span>”</text:p>
      <text:p text:style-name="P31">Ага, уже теплее.</text:p>
      <text:p text:style-name="P31"/>
      <text:p text:style-name="P76"><text:span text:style-name="T9">– Нэш</text:span><text:span text:style-name="T76">, выдай диагностику модуля </text:span><text:span text:style-name="T9">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7">–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7">–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7">.</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7">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6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9">тридцатичетырёх</text:span><text:span text:style-name="T38">этажного </text:span><text:span text:style-name="T39">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9">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8">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38"> </text:span><text:span text:style-name="T39">Юджина</text:span><text:span text:style-name="T1">,</text:span> <text:span text:style-name="T39">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69">ворил </text:span><text:span text:style-name="T2">—</text:span><text:span text:style-name="T6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9">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9">А у нас получается… </text:span><text:span text:style-name="T2">–</text:span><text:span text:style-name="T6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6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8">Тридцать чет</text:span><text:span text:style-name="T39">ыре</text:span><text:span text:style-name="T38"> </text:span>этаж<text:span text:style-name="T1">а</text:span>! Пиздец <text:span text:style-name="T1">—</text:span> успел подумать я, <text:span text:style-name="T1">прежде чем </text:span>сознание выключилось.</text:p>
      <text:p text:style-name="P1"/>
      <text:h text:style-name="P171" text:outline-level="2">2. Пробуждение</text:h>
      <text:p text:style-name="P29"/>
      <text:p text:style-name="P1"><text:span text:style-name="T43">Сознание рестартовало после того, как я гребанулся </text:span><text:span text:style-name="T6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69">ткрыл глаза, тщётно пытаясь вдохнуть. Образ, </text:span><text:span text:style-name="T2">который я </text:span><text:span text:style-name="T69">пару мгновений назад </text:span><text:span text:style-name="T2">видел на фоне </text:span><text:span text:style-name="T6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69"> настороженные уши, нежный розов</text:span><text:span text:style-name="T2">атый</text:span><text:span text:style-name="T69"> нос, венчающая голову </text:span><text:span text:style-name="T2">высокая тиара</text:span><text:span text:style-name="T69">. И приковывающая к себе внимание звёздочка, та самая магическая искорка </text:span><text:span text:style-name="T25">—</text:span><text:span text:style-name="T6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7">–</text:span> Она очнулась. Хвала небу, нам это удалось!</text:p>
      <text:p text:style-name="P31"/>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9">, </text:span><text:span text:style-name="T2">а от валиума таких глюков у меня ни разу не было. <text:s/>Да и не должно быть — это же не ЛСД какой-нибудь</text:span><text:span text:style-name="T6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9">…</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8">роводник</text:span>??? А?!! <text:span text:style-name="T1">А-ха-ха-ха-ха-ха-ха</text:span>! <text:span text:style-name="T17">–</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7">!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7">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8">верх</text:span>…</text:p>
      <text:p text:style-name="P3">– Сестра, ты идёшь? – выглянула в зал Луна.</text:p>
      <text:p text:style-name="P3"/>
      <text:p text:style-name="P3">Тут м<text:span text:style-name="T17">еня, </text:span>наконец,<text:span text:style-name="T17">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71">Jack of Hearts</text:span><text:span text:style-name="T71"><text:note text:id="ftn7" text:note-class="footnote"><text:note-citation>7</text:note-citation><text:note-body><text:p text:style-name="Footnote"><text:bookmark text:name="result_box1"/><text:span text:style-name="T71">Jack of Hearts</text:span> <text:span text:style-name="T1">– Червовый валет (фр.)</text:span></text:p></text:note-body></text:note></text:span><text:span text:style-name="T71"> , </text:span><text:span text:style-name="T1">Сахарная Ватка</text:span><text:span text:style-name="T7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8">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7">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8">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8">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8">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8">,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38">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7">–</text:span> Уфф! Выкарабкались. Почти без потерь, <text:span text:style-name="T17">–</text:span> заметил Дискорд, осматривая крыло. <text:span text:style-name="T17">–</text:span> Могло быть и хуже.</text:p>
      <text:p text:style-name="P3"><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7">–</text:span> ТЫ!!! ТЫ!..</text:p>
      <text:p text:style-name="P3"><text:span text:style-name="T17">–</text:span> Да, я!!! <text:span text:style-name="T17">–</text:span> Дискорд подбоченился и с вызовом посмотрел на разъярённую аликорницу. <text:span text:style-name="T17">–</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71"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6586916614274615753"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 Сколько страниц сегодня нахреначили?</text:span></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7">.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4">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36">Новости двора: </text:span><text:span text:style-name="T10">состояние </text:span><text:span text:style-name="T36">здоровь</text:span><text:span text:style-name="T10">я</text:span><text:span text:style-name="T36">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6">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6">В Додж-Сити продолжаются исчезновения пони. Шериф подал в отставку…</text:span>”. “<text:span text:style-name="T36">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7">Ну, понятно, в элитном придворцовом квартале, который представляет из себя </text:span><text:span text:style-name="T1">верхний город</text:span><text:span text:style-name="T17">,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7">Как раз </text:span><text:span text:style-name="T1">на мосту, </text:span><text:span text:style-name="T17">на спуске в нижний </text:span><text:span text:style-name="T1">город, </text:span><text:span text:style-name="T17">я выронил монетку. И, естественно, она не осталась лежать там, где упала, а начала катиться </text:span><text:span text:style-name="T1">по мостовой </text:span><text:span text:style-name="T17">— </text:span><text:span text:style-name="T1">чем дальше, тем быстрее</text:span><text:span text:style-name="T17">.</text:span></text:p>
      <text:p text:style-name="P9">Подобно олуху из дешёвой комедии, я припустил со всех ног за монеткой и в долгой погоне <text:span text:style-name="T17">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8">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8">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8">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8">платформ </text:span><text:span text:style-name="T3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8"> И никто ж не догадывался, что она </text:span><text:span text:style-name="T39">сделана по королевскому заказу</text:span><text:span text:style-name="T38">! Её </text:span><text:span text:style-name="T39">Солнечное </text:span><text:span text:style-name="T38"><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32">Магдалена Фрискай-Каррус, </text:span><text:span text:style-name="T3">2088</text:span><text:span text:style-name="T58"> – </text:span><text:span text:style-name="T44">2135</text:span><text:span text:style-name="T58"> A.C.</text:span><text:span text:style-name="T39">»</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7">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38">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Клянусь, дорогая, это в прошлом! И</text:span>,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7">За прошедшие дни я уже привык и к магии, и к разумным эквиноподобным и даже </text:span><text:span text:style-name="T1">к деревянным дирижаблям</text:span><text:span text:style-name="T17">.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7">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7">–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8">–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7">– </text:span>Не забывай, человек, я — могущественный маг и правитель Эквестрии. Ко мне нужно относиться с должным уважением!</text:p>
      <text:p text:style-name="P47"><text:span text:style-name="T17">– </text:span>А то что? Превратишь в жабу? Сошлёшь на луну? Убьёшь нахер?</text:p>
      <text:p text:style-name="P47">Аликорница сникла. Уши её опустились.</text:p>
      <text:p text:style-name="P47"><text:span text:style-name="T17">– Анонимус</text:span>, ну зачем так… Ты же знаешь, я этого не сделаю.</text:p>
      <text:p text:style-name="P47"><text:soft-page-break/><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7">–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7"> штучки при общении со мной. А я постараюсь помочь тебе </text:span>— если это в моих силах, разумеется<text:span text:style-name="T17">.</text:span></text:p>
      <text:p text:style-name="P35"/>
      <text:p text:style-name="P47"><text:span text:style-name="T17">Аликорница уселась н</text:span>а пол <text:span text:style-name="T17">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7">– Лады! Вот видишь, со мной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35"/>
      <text:p text:style-name="P48">***</text:p>
      <text:p text:style-name="P48"/>
      <text:p text:style-name="P47"><text:span text:style-name="T17">Л</text:span>ампа<text:span text:style-name="T17"> отбрасывал</text:span>а<text:span text:style-name="T17"> мягкие тени на стену библиотеки. Селестия, расположи</text:span>вшись<text:span text:style-name="T17"> лёжа у моего кресл</text:span>а,<text:span text:style-name="T17">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7">– </text:span>Вот, читай отсюда, <text:span text:style-name="T17">–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79">Прижав </text:span>уши к голове, <text:span text:style-name="T79">она дала</text:span> задний ход <text:span text:style-name="T79">и </text:span>выкарабкалась обратно. Окинув библиотеку отчаянным взглядом, <text:span text:style-name="T7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94">и-и-и</text:span>-<text:span text:style-name="T9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7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7">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71"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7">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36">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36">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36">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7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33">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79">любви</text:span> начинаешь понимать только тогда, когда <text:span text:style-name="T7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71"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79">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7">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Если пошёл 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7">–</text:span> Постой, не торопись,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0"/>
      <text:p text:style-name="P1"><text:span text:style-name="T17">–</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7">–</text:span> Эмм… Они… м-м-м… не больны… в некотором смысле… <text:span text:style-name="T17">–</text:span> гонец изо всех сил ковырял копытом п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7">—</text:span> в возможности летать. Добровольно отказаться от полётов для него <text:span text:style-name="T17">—</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40">—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40">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7">—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7">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озорн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69">старший. </text:span><text:span text:style-name="T2">–</text:span><text:span text:style-name="T6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40">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7">— и втайне немного завидовала этому</text:span>. Ах, если б только сестра умела управляться со своими эмоциями так же, как с магией <text:span text:style-name="T17">—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text:soft-page-break/>Ну что же, основное искусство правления <text:span text:style-name="T17">—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7">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тогда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7">—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7">10</text:span>. (40*<text:span text:style-name="T17">ctg(Pi/4)-6)/(ln(e)-sin(0))</text:span></text:h>
      <text:p text:style-name="P47"/>
      <text:p text:style-name="P5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34"> </text:span>(быть может, к счастью). Всё, что я могу <text:span text:style-name="T17">— оставить тебе напутствие.</text:span></text:p>
      <text:p text:style-name="P58"><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text:span><text:soft-page-break/><text:span text:style-name="T17">я не могу сказать прямо, ибо природа высшей магии такова, что о некоторых вещах нельзя не то, что 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В этом его слабость <text:span text:style-name="T17">— </text:span>он может меняться и в плохую сторону. От тебя зависит, в какую.</text:p>
      <text:p text:style-name="P58">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35">Я зевнул.</text:p>
      <text:p text:style-name="P47">Тоже мне, философ выискался, Диоген копытный! Вот не люблю, когда всякие "гуру" с глубокомысленным видом порют чушь. Эквестрия <text:span text:style-name="T20">—</text:span> чудесная страна, пони <text:span text:style-name="T20">— </text:span><text:span text:style-name="T17">прекрасные </text:span><text:span text:style-name="T30">создания</text:span><text:span text:style-name="T17">, хоть и малость </text:span><text:span text:style-name="T30">не от мира сего</text:span><text:span text:style-name="T17">! Чисто, культурно, вежливо. Дворецкий </text:span><text:span text:style-name="T20">—</text:span><text:span text:style-name="T17"> скопидом, конечно, но это работа у него такая. </text:span>Блин, м<text:span text:style-name="T17">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Анонимус.</text:p>
      <text:p text:style-name="P1">Я захлопнул трактат<text:span text:style-name="T17">.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7">–</text:span> Уже иду. Где я могу её найти?</text:p>
      <text:p text:style-name="P153"><text:span text:style-name="T17">–</text:span> Я проведу вас, человек Анонимус.</text:p>
      <text:p text:style-name="P153"><text:span text:style-name="T121">В</text:span>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0"><text:span text:style-name="T17">– </text:span><text:span text:style-name="T26">А что, мой друг, э-</text:span><text:span text:style-name="T30">э-э</text:span><text:span text:style-name="T26">…</text:span></text:p>
      <text:p text:style-name="P150"><text:span text:style-name="T26">– Калрус Клодвэй. Не могу вспомнить день, когда мы подружились, – подчёркнуто вежливо ответил пегас.</text:span></text:p>
      <text:p text:style-name="P150"><text:span text:style-name="T26">– А что, мой друг Калрус, – я пропустил мимо ушей шпильку пегаса и продолжил допытываться по животрепещущей для меня теме, – не встречал </text:span><text:span text:style-name="T30">ли ты </text:span><text:span text:style-name="T26">в Эквестрии других… ммм… двуногих? Таких, как я? Только женского пола?</text:span></text:p>
      <text:p text:style-name="P155"><text:span text:style-name="T17">Я подмигнул пегасу.</text:span></text:p>
      <text:p text:style-name="P155"><text:soft-page-break/><text:span text:style-name="T17"/></text:p>
      <text:p text:style-name="P155"><text:span text:style-name="T17">Мужик мужика поймёт, Анон!</text:span></text:p>
      <text:p text:style-name="P155"><text:span text:style-name="T17"/></text:p>
      <text:p text:style-name="P156"><text:span text:style-name="T17">– </text:span><text:span text:style-name="T27">О-о-о, вам повезло! – оживился пегас. – Я как раз знаю о таком местечке!</text:span></text:p>
      <text:p text:style-name="P157"><text:span text:style-name="T17">Пегас вернул мне подмигивание.</text:span></text:p>
      <text:p text:style-name="P157"><text:span text:style-name="T17">– Несомненно, вам будет там интересно! Там много двуногих… самок.</text:span></text:p>
      <text:p text:style-name="P157"><text:span text:style-name="T17">Пегас причмокнул и завёл глаза.</text:span></text:p>
      <text:p text:style-name="P157"><text:span text:style-name="T17"/></text:p>
      <text:p text:style-name="P157"><text:span text:style-name="T17">Ты всегда знал, что мужская солидарность не подведёт, Анон! Надо выставить этому парню пиво.</text:span></text:p>
      <text:p text:style-name="P157"><text:span text:style-name="T17"/></text:p>
      <text:p text:style-name="P157"><text:span text:style-name="T17">– И где же это место? – я полез в карман за блокнотом.</text:span></text:p>
      <text:p text:style-name="P151"><text:span text:style-name="T18">–</text:span><text:span text:style-name="T19"> Не слишком далеко отсюда. Два дня пути на дирижабле </text:span><text:span text:style-name="T50">— и приют для престарелых минотавров </text:span><text:span text:style-name="T63">“</text:span><text:span text:style-name="T68">Поле Кровожадной Брани</text:span><text:span text:style-name="T63">” </text:span><text:span text:style-name="T64">к вашим услугам, – </text:span><text:span text:style-name="T66">продолжал</text:span><text:span text:style-name="T64"> пегас. – Ходят слухи, что </text:span><text:span text:style-name="T65">некоторы</text:span><text:span text:style-name="T67">е</text:span><text:span text:style-name="T65"> местны</text:span><text:span text:style-name="T67">е</text:span><text:span text:style-name="T64"> минотаврих</text:span><text:span text:style-name="T67">и настолько озверели, что их</text:span><text:span text:style-name="T64"> </text:span><text:span text:style-name="T65">сторонятся даже </text:span><text:span text:style-name="T66">болотные </text:span><text:span text:style-name="T65">крокодилы.</text:span></text:p>
      <text:p text:style-name="P151"><text:span text:style-name="T65"/></text:p>
      <text:p text:style-name="P158"><text:span text:style-name="T62">Я скосил глаз на стражника. Тот сжал губы, но надувшиеся щёки выдавали еле сдерживаемое ржание.</text:span></text:p>
      <text:p text:style-name="P158"><text:span text:style-name="T65">П</text:span><text:span text:style-name="T62">роклятье! Чёртов троллоло издевается надо мной! Лишь наше прибытие сдержало рвущиеся наружу ругательства.</text:span></text:p>
      <text:p text:style-name="P1"><text:span text:style-name="T66"/></text:p>
      <text:p text:style-name="P1"><text:span text:style-name="T72">Мы </text:span>остановились перед аркой с вырезанной на замковом камне <text:span text:style-name="T122">королевской </text:span>тиарой. У стены сверлил пространство <text:span text:style-name="T122">взглядом </text:span>стражник с алебардой. За аркой винтовая лестница уводила вверх.</text:p>
      <text:p text:style-name="P1"><text:span text:style-name="T17">–</text:span> Её Высочество у себя в покоях. Проходите.</text:p>
      <text:p text:style-name="P152">Мой проводник достал из стенной ниши алебарду и занял пост напротив собрата. <text:span text:style-name="T96">Проходя мимо своего напарника, Калрус легонько хлестнул хвостом его по ноге. Тот проводил его томным взглядом.</text:span></text:p>
      <text:p text:style-name="P152">Я <text:span text:style-name="T122">почесал в затылке</text:span> и <text:span text:style-name="T97">вошёл под арку.</text:span></text:p>
      <text:p text:style-name="P1"/>
      <text:p text:style-name="P1">Минут через двадцать, стоя <text:span text:style-name="T1">на верхней площадке, </text:span><text:span text:style-name="T12">я</text:span><text:span text:style-name="T1">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text:span><text:span text:style-name="T5">солнцезадой</text:span><text:span text:style-name="T4"> надо </text:span><text:span text:style-name="T49">—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154"><text:span text:style-name="T13">Мне</text:span><text:span text:style-name="T1"> хотел</text:span><text:span text:style-name="T13">ось</text:span><text:span text:style-name="T1"> застать Селестию врасплох. Интересно, что </text:span><text:span text:style-name="T13">она </text:span><text:span text:style-name="T1">делает, когда думает, что её никто не видит? Осторожно потянув на себя кольцо, я приоткрыл половинку дверей.</text:span></text:p>
      <text:p text:style-name="P154"><text:span text:style-name="T1">Блин! Все мои расчёты на внезапность разрушились, когда</text:span> в глубине <text:span text:style-name="T98">башни </text:span><text:span text:style-name="T1">раздался мелодичный звон</text:span>.</text:p>
      <text:p text:style-name="P1"><text:soft-page-break/>За дверью оказался небольшой коридорчик, повторяющий <text:span text:style-name="T123">внешний </text:span>изгиб стены. Выход из прихожей был прикрыт свисающими гирляндами <text:span text:style-name="T79">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9">— книжный шкаф и напольная подставка для чтения с </text:span><text:span text:style-name="T40">упором в виде </text:span><text:span text:style-name="T49">голов</text:span><text:span text:style-name="T40">ы</text:span><text:span text:style-name="T4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40">жаровни</text:span><text:span text:style-name="T49"> и фонтанчик</text:span><text:span text:style-name="T40">а</text:span><text:span text:style-name="T49">. </text:span><text:span text:style-name="T40">Каменный пол комнаты был покрыт розовым ковром с длиннейшим ворсом.</text:span><text:span text:style-name="T49"> </text:span><text:span text:style-name="T40">Его центр занимал высокий </text:span><text:span text:style-name="T49">кругл</text:span><text:span text:style-name="T40">ый</text:span><text:span text:style-name="T49"> </text:span><text:span text:style-name="T40">футон</text:span><text:span text:style-name="T49"> </text:span><text:span text:style-name="T40">с</text:span><text:span text:style-name="T49"> велик</text:span><text:span text:style-name="T40">им</text:span><text:span text:style-name="T49"> множество</text:span><text:span text:style-name="T40">м</text:span><text:span text:style-name="T49"> подушек. Среди них я с удивлением заметил плюшевую единорожку </text:span><text:span text:style-name="T40">фиолетового</text:span><text:span text:style-name="T49"> цвета. За полускрытым гардинами проёмом виднелся широкий балкон с низенькими пузатыми перилами. Пахло лавандовым маслом.</text:span></text:p>
      <text:p text:style-name="P1"><text:span text:style-name="T49"/></text:p>
      <text:p text:style-name="P162">– Рада тебя видеть, Анон, – знакомый силуэт на балконе повернулся в мою сторону.</text:p>
      <text:p text:style-name="P162">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164">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16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тригонометри<text:span text:style-name="T99">ю</text:span>, если <text:span text:style-name="T99">арифметика</text:span>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text:span text:style-name="T1"/></text:p>
      <text:p text:style-name="P35"><text:soft-page-break/>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160"><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5"><text:span text:style-name="T1"/></text:p>
      <text:p text:style-name="P47">Аликорница смутилась.</text:p>
      <text:p text:style-name="P166">– Да, ты прав. Всё немного не так, как представляется со стороны. Хотя Лулу действительно управляет луной, я не трогаю солнце <text:span text:style-name="T17">— это ни к чему, да и оно </text:span><text:span text:style-name="T28">в самом деле</text:span><text:span text:style-name="T17"> слишком тяжёлое</text:span>. Для устранения последствий одной магической битвы древности мне достаточно корректировать курс и вращение Эквуса. <text:span text:style-name="T17">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text:span text:style-name="T100">На самом же деле могущество аликорнов сильно преувеличено.</text:span> Впрочем, хочу заметить, что даже для корректировки курса планеты требуется огромное количество сил и умения, недоступное простому магу.</text:p>
      <text:p text:style-name="P166"/>
      <text:p text:style-name="P166"><text:span text:style-name="T29">Селестия</text:span><text:span text:style-name="T17"> тяжко вздохнула.</text:span></text:p>
      <text:p text:style-name="P166">–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7">.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7">Во все времена некоторым пони нравилось играть в конспирацию и борьбу за идеалы высшей справедливости…</text:span></text:p>
      <text:p text:style-name="P161">Селестия горько рассмеялась.</text:p>
      <text:p text:style-name="P166">– …<text:span text:style-name="T17">От которой они первые </text:span>и сбежали<text:span text:style-name="T17">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7">— </text:span>не давать им окрепнуть настолько, чтобы они могли посеять смуту.</text:p>
      <text:p text:style-name="P47"/>
      <text:p text:style-name="P166"><text:span text:style-name="T101">Огонь в камине разгорелся. </text:span><text:span text:style-name="T17">Селестия поставила чайник на кованную решётку, подошла к кухонной полке и задумалась.</text:span></text:p>
      <text:p text:style-name="P166"><text:span text:style-name="T17"/></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text:span text:style-name="T101">только </text:span>то, что я сама пью. Или будешь кофе?</text:p>
      <text:p text:style-name="P35"><text:soft-page-break/><text:span text:style-name="T1">–</text:span> Спасибо, Селестия. Пожалуй, буду “кантерлотский королевский”.</text:p>
      <text:p text:style-name="P35"/>
      <text:p text:style-name="P47">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text:span text:style-name="T104">Селестия</text:span> открыла шкафчик. <text:span text:style-name="T102">П</text:span>отянув зубами золотой шнурок, <text:span text:style-name="T104">она </text:span>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05">высыпав содержимое пакета в горшочек</text:span>.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text:span text:style-name="T102">перед весьма строгой комиссией</text:span>!</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4">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text:span text:style-name="T103">Кантерлот</text:span>,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text:span text:style-name="T106">у</text:span> сбежать в библиотеку под видом нарушения больничного режима — это всем понятно, к этому все <text:soft-page-break/>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text:span text:style-name="T106">ал</text:span>,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text:span text:style-name="T106">й</text:span>ца! Анон, тебя пригласили на свидание!</text:p>
      <text:p text:style-name="P35">Я чувствовал, как краска заливает лицо. Уши стали горячими, как угли в камине.</text:p>
      <text:p text:style-name="P47"/>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text:span text:style-name="T124">онному уголку</text:span>, по пути поддев меня крупом и опрокинув на матрац вторично.</text:p>
      <text:p text:style-name="P35"/>
      <text:p text:style-name="P35">Мне казалось, <text:span text:style-name="T107">верх</text:span>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text:span text:style-name="T124">она</text:span> оберну<text:span text:style-name="T124">лась</text:span> ко мне и подмигну<text:span text:style-name="T124">ла. После чего </text:span>она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
      <text:p text:style-name="P35"><text:soft-page-break/><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text:span text:style-name="T108">бордовый </text:span>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text:span text:style-name="T109">ов</text:span>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text:span text:style-name="T110">сидел на бортике бассейна и </text:span>трогал пальцем ноги воду, когда дверь открылась. <text:span text:style-name="T110">В</text:span>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text:span text:style-name="T111">М</text:span>не не одна тысяча лет и я неплохо разбираюсь в физиологии пони, <text:span text:style-name="T1">–</text:span> <text:span text:style-name="T1">ф</text:span>ыркнула <text:span text:style-name="T111">аликорница</text:span>. <text:span text:style-name="T1">–</text:span> <text:span text:style-name="T1">И х</text:span><text:span text:style-name="T15">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7">Я <text:span text:style-name="T125">сомкнул колени и сжал в замок руки на груди</text:span>. <text:span text:style-name="T113">Дьявол</text:span>, я <text:span text:style-name="T126">начал </text:span>чувствов<text:span text:style-name="T126">ать </text:span><text:s/>себя не в своей тарелке. <text:span text:style-name="T126">Это зашло слишком далеко.</text:span> Одно дело <text:span text:style-name="T17">— </text:span>фантазировать на эротические темы с фантастическим уклоном, и совсем другое <text:span text:style-name="T17">— </text:span>принимать в них участие! Ты слишком консервативен для этого, Анон!</text:p>
      <text:p text:style-name="P47"/>
      <text:p text:style-name="P47"><text:soft-page-break/>Стараясь отвлечься, я спросил:</text:p>
      <text:p text:style-name="P35">– А <text:span text:style-name="T112">зачем</text:span> ты опустила жалюзи на окн<text:span text:style-name="T126">о</text:span> в ванной? Оттуда такой <text:span text:style-name="T112">обалденный</text:span>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на табуретке.</text:p>
      <text:p text:style-name="P47"/>
      <text:p text:style-name="P47">– Примерно такие, – расхохоталась Селестия. <text:span text:style-name="T17">– С</text:span>пасибо, мне хоть инвалидное кресло не пририсовали! <text:span text:style-name="T113">Могу себе представить, какие истории сейчас сочиняют доморощенные писаки похабных фантазий!</text:span></text:p>
      <text:p text:style-name="P168">Селестия густо покраснела.</text:p>
      <text:p text:style-name="P16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text:span text:style-name="T114">в</text:span>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text:span text:style-name="T114">Я знаю, п</text:span>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text:span text:style-name="T115">и</text:span> других звуков. И каждый был <text:span text:style-name="T115">чёток и объёмен</text:span>,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35"> </text:span><text:span text:style-name="T1">Кроме общей бодрости тела, ко мне внезапно пришла бодрость иного смысла </text:span>— <text:span text:style-name="T116">моим достоинством</text:span> можно было дрова колоть<text:span text:style-name="T1">.</text:span></text:p>
      <text:p text:style-name="P35"><text:soft-page-break/><text:span text:style-name="T1"/></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35"><text:span text:style-name="T1"/></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47"><text:span text:style-name="T17"/></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text:span text:style-name="T117">т</text:span>обой? Но… как?</text:p>
      <text:p text:style-name="P47"/>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text:span><text:span text:style-name="T16">конеёбство</text:span><text:span text:style-name="T1">?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5"><text:span text:style-name="T1"/></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text:span text:style-name="T118">джинсах</text:span>.</text:p>
      <text:p text:style-name="P47"/>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text:span text:style-name="T119">заряд</text:span>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text:soft-page-break/></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7">–</text:span> Иногда хочется забыться, <text:span text:style-name="T17">–</text:span> перехватила мой взгляд аликорница, <text:span text:style-name="T17">–</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7">–</text:span> А <text:span text:style-name="T1">водку</text:span> у вас принято пить?</text:p>
      <text:p text:style-name="P169"><text:span text:style-name="T17">–</text:span> Некоторые употребляют. Но правительница Эквестрии, пьющая кальвадос <text:span text:style-name="T1">—</text:span> это уже черезчур, <text:span text:style-name="T17">–</text:span> Селестия засмеялась.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7">Достав из шкафчика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text:p text:style-name="P47">Она ещё спрашивает! Тебя сейчас можно использовать вместо половичка под её копытами, Анон!</text:p>
      <text:p text:style-name="P47"/>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7">— сильнейший энергетик, он многократно усиливает чувства и возможности организма. Но он же и иссушает его.</text:span></text:p>
      <text:p text:style-name="P47"><text:span text:style-name="T17"/></text:p>
      <text:p text:style-name="P167"><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text:span></text:p>
      <text:p text:style-name="P167"><text:soft-page-break/>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text:span text:style-name="T120">с</text:span> фужер<text:span text:style-name="T120">ом</text:span>.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167"/>
      <text:p text:style-name="P47">Наконец, я со вздохом отпрянул.</text:p>
      <text:p text:style-name="P47"><text:span text:style-name="T17">– Я несказанно рада, что, наконец-то, могу назвать тебя своим ближайшим другом, </text:span>– мурлыкнула Селестия. – <text:span text:style-name="T17">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text:span text:style-name="T120">ал</text:span> кислород, опуска<text:span text:style-name="T120">я</text:span>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7">– Это ты называешь </text:span>«<text:span text:style-name="T17">дружбой</text:span>»<text:span text:style-name="T17">? – с </text:span>улыбкой хмыкнул<text:span text:style-name="T17"> я. – </text:span>Мне нравится твоё чувство юмора.</text:p>
      <text:p text:style-name="P47">Аликорница в недоумении взглянула на меня.</text:p>
      <text:p text:style-name="P47"><text:span text:style-name="T17">– Анон, т</text:span>ебе не нравится моя дружба? Ты не принимаешь её? Ты чем-то недоволен?</text:p>
      <text:p text:style-name="P47"/>
      <text:p text:style-name="P47">Я расхохотался, <text:s/>чуть не поперхнулся водой, плескавшейся у подбородка.</text:p>
      <text:p text:style-name="P47"><text:span text:style-name="T17">– </text:span>Нет, что ты, Сел, не мели ерунды! Я всем доволен, я просто в восторге. Мне вообще кажется, что я попал в рай, прямо в храм любви,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поняла моих чувств к тебе. Я <text:span text:style-name="T17">— не друг, я — нечто большее. Я тебя </text:span>лю…</text:p>
      <text:p text:style-name="P47"/>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text:soft-page-break/>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text:span text:style-name="T120">аликорница</text:span>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text:soft-page-break/>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40">«</text:span>сказочной обезьяне из Вечнодикого леса<text:span text:style-name="T40">»</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49">– </text:span><text:span text:style-name="T40">Говорят, в Додж-сити почти не осталось жителей. В местном депо перестали обслуживать паровозы из-за нехватки рабочих. Старик </text:span><text:span text:style-name="T49">–</text:span><text:span text:style-name="T4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9">– </text:span><text:span text:style-name="T54">А из Пинто Крика уже месяц нет новостей…</text:span></text:p>
      <text:p text:style-name="P3"><text:span text:style-name="T49">– </text:span><text:span text:style-name="T5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54">– </text:span>“<text:span text:style-name="T1">Что я могу сделать, чтобы вернуть всё назад?</text:span>”</text:p>
      <text:p text:style-name="P15"><text:span text:style-name="T54">– </text:span><text:span text:style-name="T40">Так и сказала?</text:span></text:p>
      <text:p text:style-name="P1"><text:span text:style-name="T49">–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4">– </text:span><text:span text:style-name="T40">Что бы это значило, Флёр?</text:span></text:p>
      <text:p text:style-name="P15"><text:span text:style-name="T54">– </text:span><text:span text:style-name="T4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7">–</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7">–</text:span> <text:span text:style-name="T1">Сорок девять</text:span>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7">–</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8">—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7">–</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6">— </text:span><text:span text:style-name="T76">и </text:span><text:span text:style-name="T9">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text:soft-page-break/>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7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7">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7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7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38">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72">— </text:span><text:span text:style-name="T4">зачем привлекать ненужное внимание</text:span><text:span text:style-name="T72"> к своей особе? </text:span><text:span text:style-name="T4">После всеобщего интереса кантерлотской знати к тебе, как к королевскому любимчику, тебе хочется покоя.</text:span><text:span text:style-name="T72"> Да и собраться с мыслями проще в доме, избавленном от </text:span><text:span text:style-name="T4">гостинничной </text:span><text:span text:style-name="T7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9">–</text:span><text:span text:style-name="T40">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text:soft-page-break/>–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text:soft-page-break/>–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text:soft-page-break/>–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0">пони-</text:span><text:span text:style-name="T49">исчезновений уже год. Почту за честь работать </text:span><text:span text:style-name="T40">под твоим руководством</text:span><text:span text:style-name="T49">. Погоди немного, я </text:span><text:span text:style-name="T40">от</text:span><text:span text:style-name="T49">систематизирую нужную информацию и расскажу тебе, насколько далеко смогла продвинуться.</text:span></text:p>
      <text:p text:style-name="P33">“Вот неугомонная” <text:span text:style-name="T1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8">,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text:soft-page-break/>–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7">— то есть крыльев. И я подумала: “</text:span>А<text:span text:style-name="T17"> что, если…”</text:span></text:p>
      <text:p text:style-name="P47"><text:span text:style-name="T17">–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7">—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7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7">— максимум двух пони, </text:span>после чего мне придётся восстанавливаться около трёх месяцев<text:span text:style-name="T17">. С вами же я связана в круг Элементов Гармонии, что позволит мне вызвать магический резонанс и вовлечь в </text:span>Прозрение вас всех<text:span text:style-name="T17">.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7">.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text:soft-page-break/>Дата: 12.04.2142 А.<text:span text:style-name="T17">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9">“</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46">”</text:span></text:p>
      <text:p text:style-name="P11">Я остановилась перед дверью. Четыре ярда брони отделяли меня от Эквестрии. Четыре ярда и двадцать пять лет.</text:p>
      <text:p text:style-name="P21"><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6">ведь </text:span><text:span text:style-name="T53">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38">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text:soft-page-break/>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9"> </text:span><text:span text:style-name="T47">Видения этих городов</text:span><text:span text:style-name="T59"> дрожали, <text:s/>пересекались </text:span><text:span text:style-name="T47">и постоянно множились</text:span><text:span text:style-name="T59">.</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7">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22">—</text:span><text:span text:style-name="T23"> </text:span><text:span text:style-name="T7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7">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text:soft-page-break/></text:p>
      <text:p text:style-name="P43">~~~</text:p>
      <text:p text:style-name="P1"><text:span text:style-name="T40">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53">чёрный экран?</text:span></text:p>
      <text:p text:style-name="P44"/>
      <text:p text:style-name="P48">***</text:p>
      <text:p text:style-name="P47"/>
      <text:p text:style-name="P58">Дата: 12.04.<text:span text:style-name="T17">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7">2142</text:span> А.С.</text:p>
      <text:p text:style-name="P58"><text:soft-page-break/>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38"> с использованием </text:span><text:span text:style-name="T39">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text:soft-page-break/>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text:soft-page-break/>–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7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7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7">—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7">—</text:span> так и в дурку попасть недолго. Вот и сейчас перегар такой, что снег плавится. Пройди реабилитацию и вернись в проект. А не примут <text:span text:style-name="T17">— найти новую работу. Так даже лучше: быстрее забудешь всю эту хренотень с рогатыми кобылами. </text:span>Будь мужиком, блеать! <text:span text:style-name="T17">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4">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7">Солнечный лучик настойчиво пробивался сквозь плотно сомкнутые веки. Ветерок через открытое окно </text:span><text:span text:style-name="T1">щекотал уши и шуршал</text:span><text:span text:style-name="T17"> </text:span><text:span text:style-name="T1">занавесками</text:span><text:span text:style-name="T17">. Я раскрыл глаза, в который раз наслаждаясь ясной головой и абсолютной выспанностью </text:span><text:span text:style-name="T49">—</text:span><text:span text:style-name="T17"> роскошью, недоступной мне </text:span><text:span text:style-name="T1">годами</text:span><text:span text:style-name="T1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7">— и о</text:span>н<text:span text:style-name="T17"> з</text:span>нает, как приготовить<text:span text:style-name="T17"> </text:span>из них особенный вольт-сидр, который больше никто не сделает<text:span text:style-name="T17">.</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7">заклинание П</text:span>розрения<text:span text:style-name="T17">.</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7">—</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7">—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7">— НЕТ!</text:span></text:p>
      <text:p text:style-name="P1">Твайлайт начала в возбуждении ходить по читальному залу.</text:p>
      <text:p text:style-name="P1"><text:span text:style-name="T40">– У меня недостаточно сил для контроля столь мощной энергии. И мне НЕ СТЫДНО в этом признаться! Я всего лишь единорог, не то, что некоторые!</text:span><text:span text:style-name="T49"> </text:span><text:span text:style-name="T40">Мощнее ускорителя только магия аликорнов и Элементов Гармонии. Если бы я была…</text:span><text:span text:style-name="T17"> </text:span>Ай!</text:p>
      <text:p text:style-name="P1">Твайлайт, погружённая в свои мысли, не заметила вылезшего из своей корзинки зевающего Спайка.</text:p>
      <text:p text:style-name="P1"><text:span text:style-name="T17">–</text:span> Элементы-шмелементы, <text:span text:style-name="T17">–</text:span> проворчал Спайк, выкарабкиваясь из-под Твайлайт, <text:span text:style-name="T17">–</text:span> доброе утро, <text:span text:style-name="T1">Анон</text:span>. Твай, ты не ушиблась?</text:p>
      <text:p text:style-name="P1"><text:span text:style-name="T17">–</text:span> Дет, всё в порядке. <text:span text:style-name="T1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9">– Я </text:span><text:span text:style-name="T54">всегда буду оставаться в тени. </text:span><text:span text:style-name="T49">– </text:span><text:span text:style-name="T54">хлюпала единорожка. </text:span><text:span text:style-name="T49">– </text:span><text:span text:style-name="T54">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7">– </text:span>Ты?!</text:p>
      <text:p text:style-name="P97"><text:span text:style-name="T17">–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7">– М</text:span>ожет, тогда ты скажешь, что в нём пошло не так и почему к вам попал я, а не сверхаликорн?</text:p>
      <text:p text:style-name="P97"><text:span text:style-name="T17">– </text:span>Не скажу. Заклинания Стар Свирла Бородатого обычно если срабатывают, то без ошибок.</text:p>
      <text:p text:style-name="P47"><text:span text:style-name="T17">– Если </text:span>только <text:span text:style-name="T17">их правильно вызывают. – </text:span>пробурчал Спайк, возвращаясь в корзинку.</text:p>
      <text:p text:style-name="P47">Я озадаченно взглянул на единорожку.</text:p>
      <text:p text:style-name="P33"><text:span text:style-name="T17">–</text:span> <text:span text:style-name="T1">Эмм. </text:span>Что он имел ввиду?</text:p>
      <text:p text:style-name="P33"><text:soft-page-break/><text:span text:style-name="T17">–</text:span> Ну, <text:span text:style-name="T17">–</text:span> Твайлайт смутилась, <text:span text:style-name="T17">–</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2"> </text:span><text:span text:style-name="T11">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7">–</text:span> <text:span text:style-name="T1">е</text:span>динорожка опустила голову.</text:p>
      <text:p text:style-name="P33"><text:span text:style-name="T17">–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7">–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7">– </text:span><text:span text:style-name="T1">Хм. Нет.</text:span></text:p>
      <text:p text:style-name="P33"><text:span text:style-name="T17">– </text:span><text:span text:style-name="T1">А друзья?</text:span></text:p>
      <text:p text:style-name="P33"><text:span text:style-name="T17">– </text:span><text:span text:style-name="T1">У меня был друг. Погиб два месяца назад.</text:span></text:p>
      <text:p text:style-name="P64">Уши единорожки опустились в печали.</text:p>
      <text:p text:style-name="P1"><text:span text:style-name="T17">–</text:span> О, мои соболезнования! Друзей терять <text:span text:style-name="T1">тоже</text:span> тяжко.</text:p>
      <text:p text:style-name="P1"><text:span text:style-name="T17">–</text:span> Всё в порядке, Твайлайт.<text:span text:style-name="T17">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7">–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9">— </text:span><text:span text:style-name="T4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40">«кстати, это идея…»</text:span></text:p>
      <text:p text:style-name="P1"><text:span text:style-name="T17">–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9">. Годится?</text:span></text:p>
      <text:p text:style-name="P1"><text:span text:style-name="T1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7">– </text:span><text:span text:style-name="T1">Ерунда! Там стоит запрет только для пони. На приматах Луна экспериментировать не запрещала</text:span><text:span text:style-name="T40">.</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36">Чужестранец-примат разбил сердце нашей обожаемой Селестии! Двор в отчаянии </text:span><text:span text:style-name="T22">—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7">– </text:span>Привет, Эй-Джей! У тебя проблемы?</text:p>
      <text:p text:style-name="P47"><text:span text:style-name="T17">– </text:span>Привет, сахарок. <text:span text:style-name="T17">– </text:span>озабоченно поприветствовала меня фермерша. <text:span text:style-name="T17">–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7">– </text:span>А ты, Большой Мак, вместо того, штоб хихикать, лучше б тележку починил. Уже полдень! Не успеем распродать яблоки <text:span text:style-name="T17">—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7">–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7">–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7">– Г</text:span>отово. Принимай работу, хозяйка!</text:p>
      <text:p text:style-name="P47">Эпплджек присвистнула и стиснула меня в сокрушающих объятиях.</text:p>
      <text:p text:style-name="P47"><text:span text:style-name="T17">–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7">–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7">–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7">–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7">– </text:span>Бери, сахарок. Для тебя <text:span text:style-name="T17">— </text:span>самые <text:span text:style-name="T17">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23">— </text:span><text:span text:style-name="T7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3">— </text:span><text:span text:style-name="T7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7">– </text:span>Свободно? <text:span text:style-name="T17">– </text:span>спросил я у единственной пони, сидящей за столиком.</text:p>
      <text:p text:style-name="P47"><text:span text:style-name="T17">– </text:span>Да-да, конечно. <text:span text:style-name="T17">–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7">– <text:s/></text:span>Пирог с грибами, яишницу и чизкейк<text:span text:style-name="T17"> – </text:span>сообщил я подошедшей официантке.</text:p>
      <text:p text:style-name="P47"><text:span text:style-name="T17">– </text:span>Советую выбрать салат «по-кантерлотски». <text:span text:style-name="T17">– </text:span>так же убито пробормотала моя соседка по столу. <text:span text:style-name="T17">– </text:span>Очень вкусно. Копыта оближешь. И мягкий, как подушка, к тому же.</text:p>
      <text:p text:style-name="P47"><text:span text:style-name="T17">– </text:span>И салат «по-кантерлотски». <text:span text:style-name="T17">–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7">– </text:span>Вы, наверное, ждёте кого-то?</text:p>
      <text:p text:style-name="P49"><text:span text:style-name="T17">– </text:span>Неа.</text:p>
      <text:p text:style-name="P49"><text:span text:style-name="T17">– </text:span>Просто обедаете?</text:p>
      <text:p text:style-name="P49"><text:span text:style-name="T17">– </text:span>Неа.</text:p>
      <text:p text:style-name="P49"><text:span text:style-name="T17">– </text:span>Просто сидите и мрачно смотрите на меня?</text:p>
      <text:p text:style-name="P49"><text:span text:style-name="T17">– </text:span>Неа.</text:p>
      <text:p text:style-name="P49"/>
      <text:p text:style-name="P49">Хм, а эта пони не из разговорчивых. Ну ладно.</text:p>
      <text:p text:style-name="P41"/>
      <text:p text:style-name="P49"><text:span text:style-name="T17">– </text:span>А что же вы делаете?</text:p>
      <text:p text:style-name="P49"><text:span text:style-name="T17">– </text:span>Веселюсь. <text:span text:style-name="T17">– </text:span>мрачно заявила пони.</text:p>
      <text:p text:style-name="P49"><text:span text:style-name="T17">–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7">– </text:span>Привет, Нон-нон!</text:p>
      <text:p text:style-name="P4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7">– </text:span>Мы с вами раньше встречались?</text:p>
      <text:p text:style-name="P49"><text:span text:style-name="T17">– </text:span>Неа! <text:span text:style-name="T17">– </text:span>пони улыбалась уже широкой улыбкой от уха и до уха. <text:span text:style-name="T17">–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7">– </text:span>Оставь, Салвер.<text:span text:style-name="T17"> </text:span>Ему за счёт заведения.</text:p>
      <text:p text:style-name="P47"><text:span text:style-name="T17">– </text:span>Ясно, мисс Пинки. <text:span text:style-name="T17">– </text:span>официантка кивнула и ушла.</text:p>
      <text:p text:style-name="P47"><text:span text:style-name="T17">– Ч</text:span>его-о-о?<text:span text:style-name="T17"> </text:span>Так это твой бар?</text:p>
      <text:p text:style-name="P47"><text:span text:style-name="T17">– </text:span>Агась. <text:span text:style-name="T17">– </text:span>поняха развела копытами. <text:span text:style-name="T17">– </text:span>Надо же мне было чем-то заниматься после увольнения от Кейков<text:span text:style-name="T1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7">– </text:span>Пинки понизила голос до шёпота, <text:span text:style-name="T1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7">– </text:span>Тихо-тихо. <text:span text:style-name="T17">– </text:span>я оглянулся на посетителей. Поняху определённо надо было успокоить: шёпот Пинки, наверное, был слышен даже на улице. <text:span text:style-name="T17">– </text:span>Не вспоминай опять. Давай лучше выпьем на брудершафт. За знакомство.</text:p>
      <text:p text:style-name="P47"><text:span text:style-name="T17">– </text:span>Агась! <text:span text:style-name="T17">– согласно </text:span>кивнула пони, придвигая ко мне бутылку. <text:span text:style-name="T17">–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7">– </text:span>У меня есть идея получше. <text:span text:style-name="T17">– </text:span>на свет показалась фляга Большого Макинтоша.</text:p>
      <text:p text:style-name="P47"><text:span text:style-name="T17">– </text:span>Ух ты-ы-ы! <text:span text:style-name="T17">– </text:span>Пинки понюхала горлышко. <text:span text:style-name="T1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7">– </text:span>Починил телегу. Только молчок про самогон, раз уж ты в курсе. <text:span text:style-name="T17">– </text:span>я разлил сидр по чашкам.</text:p>
      <text:p text:style-name="P47"><text:span text:style-name="T17">– </text:span>Да ты что?! Чтоб я разболтала главную тайну Биг Мака, про которую не знают целых две пони в Понивилле? За кого ты меня принимаешь? <text:span text:style-name="T1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7">–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7">– У </text:span>тебя такая смешная мордочка! <text:span text:style-name="T17">– </text:span>захихикали Пинки, покачиваясь. <text:span text:style-name="T17">– </text:span>Как будто ты <text:span text:style-name="T76">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7">– </text:span>Эмм… Скажи-ка мне, мой друг П-п-пинки… Легенда про фаэри <text:span text:style-name="T23">— </text:span><text:span text:style-name="T76">эт правда?</text:span></text:p>
      <text:p text:style-name="P47"><text:span text:style-name="T23">– </text:span><text:span text:style-name="T76">Какая из? Их много, вообще-то. Ик!</text:span></text:p>
      <text:p text:style-name="P47"><text:span text:style-name="T23">– </text:span><text:span text:style-name="T76">Про принцесс. Про то, что они фаэри, спустившиеся с неба во плоти, чтоб помогать пони управлять Эквестрией?</text:span></text:p>
      <text:p text:style-name="P47"><text:span text:style-name="T23">– Н</text:span><text:span text:style-name="T76">он-нон, </text:span><text:span text:style-name="T23">– </text:span><text:span text:style-name="T76">захихикала Пинки, взъерошив копытами розовые кудряшки и попытавшись соорудить из них бороду, </text:span><text:span text:style-name="T23">– </text:span><text:span text:style-name="T7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23">– </text:span><text:span text:style-name="T7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23">– </text:span><text:span text:style-name="T76">Ты что-о-о! Нельзя любить фаэри! Она похитит твоё сердце, и ты будешь искать её, пока не… </text:span><text:span text:style-name="T23">– </text:span><text:span text:style-name="T76">Пинки погрузилась мордочкой в так и не съеденный салат «по-кантерлотски» и захрапела.</text:span></text:p>
      <text:p text:style-name="P47"><text:span text:style-name="T23">– </text:span><text:span text:style-name="T76">Пока не умру?</text:span></text:p>
      <text:p text:style-name="P47"><text:span text:style-name="T23">– </text:span><text:span text:style-name="T76">Нет, глупенький. </text:span><text:span text:style-name="T23">– </text:span><text:span text:style-name="T76">пробулькала Пинки из миски. </text:span><text:span text:style-name="T23">– </text:span><text:span text:style-name="T7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7">–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7">– </text:span>Судя по тому, как ты стремительно сбежал от меня не попрощавшись, у тебя проблемы. <text:span text:style-name="T17">– </text:span>заметила с укором кобылка. <text:span text:style-name="T17">– </text:span>Странно, мы, вроде, только сегодня познакомились.</text:p>
      <text:p text:style-name="P50"><text:span text:style-name="T17">– </text:span>Пинки, <text:span text:style-name="T17">– </text:span>несчастным голосом сообщил я ей. <text:span text:style-name="T17">– </text:span>Если я до шести не окажусь дома, проблемы будут у одной маленькой пони. Очень большие проблемы.</text:p>
      <text:p text:style-name="P50"><text:span text:style-name="T17">– </text:span>Хм. <text:span text:style-name="T17">– </text:span>кобылка через окно посмотрела на часы в баре. <text:span text:style-name="T17">– </text:span>Тогда нам надо поторопиться! У нас есть шесть минут!</text:p>
      <text:p text:style-name="P50"><text:span text:style-name="T17">–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7">– </text:span>Сто-о-ой! <text:span text:style-name="T17">– </text:span>заорал я. <text:span text:style-name="T17">– </text:span>Выпрыгивай из бочки!!!</text:p>
      <text:p text:style-name="P50">Кобылка-пилот улыбнулась и постукала копытцем по шлему, показывая, что не слышит меня.</text:p>
      <text:p text:style-name="P50"><text:span text:style-name="T17">– </text:span>Выпрыгива-а-а… <text:span text:style-name="T17">–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7">– </text:span>Эмм… Уже можно открывать? <text:span text:style-name="T17">– л</text:span>имонная поняшка отняла копыта от висков и открыла глаза. <text:span text:style-name="T17">–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7">– </text:span>Смотри, вот те и ответ на вопрос, куда деваются пони!</text:p>
      <text:p text:style-name="P50"><text:span text:style-name="T17">– </text:span>Где? <text:span text:style-name="T17">– </text:span>единорожка начала оглядываться.</text:p>
      <text:p text:style-name="P50"><text:span text:style-name="T17">– </text:span>Да ты не туда, ты сюда смотри! Вишь, прямо перед тобой! <text:span text:style-name="T17">– </text:span>жёлтая ткнула копытом прямо в меня. <text:span text:style-name="T17">–</text:span> Вот! Его тут до икс-пи-ри-мен-та не было. А терь он есть! Значит, это и есть ответ! Смекаешь?</text:p>
      <text:p text:style-name="P50"><text:span text:style-name="T17">– </text:span>И что? Я всё равно не пойму, куда деваются пони? И куда пропала Скуталу?</text:p>
      <text:p text:style-name="P50"><text:span text:style-name="T17">– Я </text:span>их ем. <text:span text:style-name="T17">– </text:span>зверски ухмыльнувшись, сообщил я кобылкам. <text:span text:style-name="T17">–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7">—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7">— </text:span>ключ к разгадке тайны исчезновения пони.</text:p>
      <text:p text:style-name="P60"><text:span text:style-name="T17">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7">—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7">— </text:span>компания алмазных псов, производящая рубиновые резонаторы для ускорителей <text:span text:style-name="T17">—</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7">—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7">—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7">P.S. Н</text:span>е гневите мироздание воровством! <text:span text:style-name="T36">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7">— </text:span>если ты уже не сердишься на меня <text:span text:style-name="T17">—</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7">–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7">–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7">«connection timeout». </text:span>А с особенностями понячьей бюрократии я уже немного ознакомился: было бы легче уговорить Сел написать солнцем «<text:span text:style-name="T17">х#й</text:span>» на небе, чем заставить пони-чинушу поступиться хотя бы запятой в должностных инструкциях.</text:p>
      <text:p text:style-name="P50"><text:span text:style-name="T17">– </text:span>Может, она заснула? <text:span text:style-name="T17">– </text:span>Твайлайт ходила кругами по периметру библиотеки. <text:span text:style-name="T17">– </text:span>Ты говорил, она в последнее время выглядит невыспавшейся.</text:p>
      <text:p text:style-name="P50"><text:span text:style-name="T17">– А </text:span>я думаю, это её критические дни или какая-нибудь другая подобная фигня мешает. <text:span text:style-name="T17">– </text:span>вклинилась радужногривая пегаска. <text:span text:style-name="T17">–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7">– </text:span>Это неправильно! <text:span text:style-name="T17">– </text:span>заявила Рэйнбоу Дэш, отвернувшись от окна.</text:p>
      <text:p text:style-name="P50"><text:span text:style-name="T17">– </text:span>Ну да, я тоже так считаю. <text:span text:style-name="T17">– </text:span>откликнулся я. <text:span text:style-name="T17">– </text:span>Тащиться через полстраны только из-за неправильно составленной бумажки!</text:p>
      <text:p text:style-name="P50"><text:span text:style-name="T17">– </text:span>Да я не про то! <text:span text:style-name="T17">– </text:span>отмахнулась пегаска. <text:span text:style-name="T17">– </text:span>Посмотри на поле.</text:p>
      <text:p text:style-name="P50"><text:span text:style-name="T17">– </text:span>И что? Поле как поле.</text:p>
      <text:p text:style-name="P50"><text:span text:style-name="T17">– </text:span>Оно не убрано. <text:span text:style-name="T17">– </text:span>мрачно ответила пегаска. <text:span text:style-name="T17">–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7">– </text:span>У самого посёлка поля убраны. Наверняка дойдёт дело и до остальных.</text:p>
      <text:p text:style-name="P50"><text:span text:style-name="T17">– </text:span>Не дойдёт. <text:span text:style-name="T17">– </text:span>Рэйнбоу Дэш уставилась в карты, сморщила нос и побила мою шестёрку валетом. <text:span text:style-name="T17">–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7">– </text:span>Спасибо, но от пинкиных плюшек у меня фланки округляются.</text:p>
      <text:p text:style-name="P50"><text:span text:style-name="T17">– </text:span>Да ладно тебе, Дэш! От одной не округлятся.</text:p>
      <text:p text:style-name="P50"><text:span text:style-name="T17">– </text:span>От одной —<text:span text:style-name="T17"> </text:span>нет. Но я же на одной не остановлюсь. <text:span text:style-name="T17">– п</text:span>егаска взяла карту и нахмурилась. <text:span text:style-name="T17">–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7"> </text:span>Как будто…</text:p>
      <text:p text:style-name="P50"><text:span text:style-name="T17">–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7">–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7">–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7">– </text:span>Леди и джентльпони! Просьба не паниковать! Поезд дальше не идёт: впереди провал! <text:span text:style-name="T17">– </text:span>крикнул проводник.</text:p>
      <text:p text:style-name="P50"><text:span text:style-name="T17">– </text:span>Какой ещё, в дышло, провал? Я проезжал тут два дня назад!</text:p>
      <text:p text:style-name="P50"><text:span text:style-name="T17">– </text:span>Безобразие! Верните мне деньги за билет!</text:p>
      <text:p text:style-name="P50"><text:span text:style-name="T17">– </text:span>Как вы смеете! Я опоздаю в порт! Вы будете платить неустойку! <text:s/><text:span text:style-name="T17">–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7">– </text:span>Эта дыра фиг знает на сколько длится! <text:span text:style-name="T17">– </text:span>заявила Дэш, выныривая из темноты. <text:span text:style-name="T17">–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7">– </text:span>Дэш, нам надо на ту сторону.</text:p>
      <text:p text:style-name="P50">Пегаска развела копытами.</text:p>
      <text:p text:style-name="P50"><text:span text:style-name="T17">– </text:span>Нет проблем. Я могу тебя перенести.</text:p>
      <text:p text:style-name="P50">Я с сомнением посмотрел на пегаску. Дэш в холке была мне по пояс.</text:p>
      <text:p text:style-name="P50"><text:span text:style-name="T17">–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7">– </text:span>Почти. На восемьдесят процентов. Тут какой-то воздух разрежённый, мне трудно удерживать тебя. <text:span text:style-name="T17">– </text:span>пожаловалась пегаска. <text:span text:style-name="T17">– </text:span><text:s/>Хотя раньше я и побольше вес подымала, честно!</text:p>
      <text:p text:style-name="P50">Мля.</text:p>
      <text:p text:style-name="P50"><text:span text:style-name="T1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7">–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7">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7">– </text:span>двенадцать метров вперёд. Вот, переползу через стык <text:span text:style-name="T1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7">– </text:span>Ты как, в порядке? Анон? <text:span text:style-name="T17">– п</text:span>егаска озабоченно потрогала меня за плечо. <text:span text:style-name="T17">–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7">–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7">– </text:span>Павильон закрыт! Вы опоздали на две недели. <text:span text:style-name="T17">–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7">Принцесса Селестия Эквестрийская, Дневная Глава Диархии, Непобедимое Солнце, Защитница Кантерлота, Страж Эверфри и прочая и прочая…» </text:span><text:span text:style-name="T51">– </text:span><text:span text:style-name="T55">прочитал охранник, близоруко щурясь.</text:span></text:p>
      <text:p text:style-name="P50"/>
      <text:p text:style-name="P50"><text:span text:style-name="T17">– </text:span>Удостоверение личности предъявлять? <text:span text:style-name="T17">– </text:span>осведомился я.</text:p>
      <text:p text:style-name="P50"><text:span text:style-name="T17">– </text:span>Ч-ч-человеку А-а-анонимусу? <text:span text:style-name="T17">–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7">– </text:span>Нет, ты видела? Он мне чуть пальцы не размозжил, с-с-скотина!!! <text:span text:style-name="T17">– </text:span>заорал я, прыгая на одной ноге. <text:span text:style-name="T17">– </text:span>Вызывай полицию, пока я этого мудака не прибил нахрен!</text:p>
      <text:p text:style-name="P50">Дэш, ни слова не говоря, прислонила ухо к двери.</text:p>
      <text:p text:style-name="P50"><text:span text:style-name="T17">– </text:span>Будешь смеяться, но именно этим он и занят. Вызывает полицию по телефону. <text:span text:style-name="T17">– </text:span>сообщила пегаска.</text:p>
      <text:p text:style-name="P50"><text:span text:style-name="T17">– </text:span>Ха-ха-ха! Очень смешно, сейчас животик надорву! <text:span text:style-name="T17">– </text:span>съязвил я. <text:span text:style-name="T17">–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7">– </text:span>Оп-па! <text:span text:style-name="T17">– </text:span>пегаска оторвала ухо от двери. <text:span text:style-name="T17">–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7">– </text:span>Сколько у нас времени?</text:p>
      <text:p text:style-name="P50">Дэш почесала в затылке.</text:p>
      <text:p text:style-name="P50"><text:span text:style-name="T17">–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7">–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7">–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7">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7">– “</text:span>Портативный магоэнергетический ускоритель «<text:span text:style-name="T22">Psyntel Rari2+ DDR</text:span>»,<text:span text:style-name="T17"> </text:span>демо-прототип<text:span text:style-name="T17">” – </text:span>прочитал я на бирке. <text:span text:style-name="T17">– </text:span>Оно!</text:p>
      <text:p text:style-name="P50">Снаружи послышался вой сирены и цокот множества копыт.</text:p>
      <text:p text:style-name="P50"><text:span text:style-name="T17">–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7">– </text:span>Это твои двадцать минут? <text:span text:style-name="T17">– </text:span>возмутился я. <text:span text:style-name="T17">– </text:span>Да ещё и десяти не прошло!</text:p>
      <text:p text:style-name="P50">Дэш вымучено скривилась.</text:p>
      <text:p text:style-name="P50"><text:span text:style-name="T17">– Человек</text:span> Анонимус, здание окружено! Мы знаем, что ты внутри! Выходи добровольно, или будешь взят силой! <text:span text:style-name="T17">– </text:span>загремел усиленный мегафоном голос.</text:p>
      <text:p text:style-name="P50">Я разбил топором стеклянные дверцы прибора и вытащил рубины.</text:p>
      <text:p text:style-name="P50"><text:span text:style-name="T17">–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7">– </text:span>Ну уж фигушки. Я тебя тут не оставлю.</text:p>
      <text:p text:style-name="P50"><text:span text:style-name="T17">– </text:span>Дэш! <text:span text:style-name="T17">– </text:span>взмолился я. <text:span text:style-name="T17">–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7">– Н</text:span>е тупи! <text:span text:style-name="T17">– </text:span>упрямо мотнула головой пегаска. <text:span text:style-name="T17">–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7">– </text:span>Быстро за мной! <text:span text:style-name="T17">–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7">– Ю-</text:span>хууу<text:span text:style-name="T17">!!!</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7">–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7">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7">– Анон</text:span>, подвинься!</text:p>
      <text:p text:style-name="P50">Пегаска оттеснила меня крупом и повернулась к двери задом.</text:p>
      <text:p text:style-name="P50"><text:span text:style-name="T17">–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7">– </text:span>Ты чего на меня так уставился? <text:span text:style-name="T17">– </text:span>подозрительно спросила пегаска.</text:p>
      <text:p text:style-name="P50"><text:span text:style-name="T17">– </text:span>Да так… Не ожидал, что ты такая…</text:p>
      <text:p text:style-name="P50"><text:soft-page-break/><text:span text:style-name="T17">– </text:span>Офигенски сильная? <text:span text:style-name="T17">– </text:span>зарделась Дэш. <text:span text:style-name="T17">–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7">– </text:span>Ну вот, теперь действуй! — я положил рубины в кошелёк, повесил его пегаске на шею и вдруг, сам для себя неожиданно, обнял её худенькое тело. <text:span text:style-name="T17">–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7">– </text:span>Ты! Не! По! Нял! Те! Бе! Не! Льзя! Тут! Ос! Та! ВАТЬСЯ!!! <text:span text:style-name="T17">–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7">–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7">–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7">–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7">–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7">– </text:span>А это у нас кто? Гм-м. Пегаска. Вот так раз! Рэйнбоу Дэш! Какими судьбами?</text:p>
      <text:p text:style-name="P50"><text:span text:style-name="T17">– </text:span>ТРИКСИ! <text:span text:style-name="T17">– <text:s/></text:span>фейсхуфнула Дэш. <text:span text:style-name="T17">– </text:span>Во имя Селестии, ЧТО ты тут делаешь?!!</text:p>
      <text:p text:style-name="P50"><text:span text:style-name="T17">– </text:span>Зарабатываем себе на жизнь представлениями, как ни странно! <text:span text:style-name="T17">– </text:span>язвительно ответила единорожка. <text:span text:style-name="T17">–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7">–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7">– </text:span>Нам не интересно знать, что ты подумал. <text:span text:style-name="T17">– </text:span>единорожка зевнула. <text:span text:style-name="T17">– </text:span>Мы намерены сдать вас в полицию.</text:p>
      <text:p text:style-name="P50"><text:span text:style-name="T17">– </text:span>Трикси! Не смей! У нас мегаважное задание! Нам нужно вернуться в Понивилль во что бы то ни стало! <text:span text:style-name="T17">– </text:span>пегаска извивалась изо всех сил, пытаясь выбраться из магического захвата.</text:p>
      <text:p text:style-name="P50"><text:span text:style-name="T17">– </text:span>Три раза ХА! Назови хоть одну причину, по которой нам должно быть не всё равно! <text:span text:style-name="T17">– </text:span>насмешливо сказала Трикси. <text:span text:style-name="T17">–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7">– </text:span>Ей ведь нельзя рассказывать, да?</text:p>
      <text:p text:style-name="P50"><text:span text:style-name="T17">– </text:span>Нельзя. <text:span text:style-name="T17">– </text:span>подтвердил я. <text:span text:style-name="T17">–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7">–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7">– </text:span>ОГО!</text:p>
      <text:p text:style-name="P50">Единорожка аж села на крыльцо от удивления.</text:p>
      <text:p text:style-name="P50"><text:span text:style-name="T17">–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7">–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7">– </text:span>Мы приняли решение не выдавать вас полиции в обмен на то, что вы расскажете нам о вашей секретной миссии!</text:p>
      <text:p text:style-name="P50"><text:span text:style-name="T17">– </text:span>Не пойдёт! <text:span text:style-name="T17">– </text:span>заявил я. <text:span text:style-name="T17">– </text:span>Я уже сказал, что это тайна. Мне добавить нечего.</text:p>
      <text:p text:style-name="P50"><text:soft-page-break/><text:span text:style-name="T17">– </text:span>Да неужели? <text:span text:style-name="T17">– </text:span>захлопала ресницами Трикси. <text:span text:style-name="T17">–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7">– </text:span>Так вот, почему в последнее время представления были такими изматывающими! Утечка магии не может не волновать нас! <text:span text:style-name="T17">– </text:span>единорожка задумалась. <text:span text:style-name="T17">– </text:span>Но твой рассказ не объясняет нам, куда исчезла принцесса Селестия!</text:p>
      <text:p text:style-name="P50"><text:span text:style-name="T17">– </text:span>Так вот почему я не могу нести тебя! <text:span text:style-name="T17">– </text:span>вторила ей пегаска. <text:span text:style-name="T17">–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7">–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36">Исчезновение дневной главы диархии: Эквестрия в панике!</text:span>» (статья двухдневной давности).</text:p>
      <text:p text:style-name="P50">«<text:span text:style-name="T36">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6">Да отстаньте же вы от меня! Он сказал, что ест пони, но я этого НЕ ВИДЕЛА!!!</text:span>»).</text:p>
      <text:p text:style-name="P50">«<text:span text:style-name="T36">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3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7">“Wanted…” .</text:span></text:p>
      <text:p text:style-name="P37"><text:span text:style-name="T17">–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7">– </text:span>Прикинь, а? <text:span text:style-name="T17">– </text:span>участливо ткнулась в меня носом Дэш. <text:span text:style-name="T17">– </text:span>Над моими приколами тоже одна я и смеюсь. У<text:span text:style-name="T17">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7">–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20">—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7">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7">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36">Добро пожаловать в Груммингтон! Вам здесь рады!</text:span></text:p>
      <text:p text:style-name="P50"><text:span text:style-name="T36">Население города </text:span><text:span text:style-name="T78">302 пони</text:span><text:span text:style-name="T36">.</text:span></text:p>
      <text:p text:style-name="P50"><text:span text:style-name="T78">250 пони</text:span><text:span text:style-name="T36">.</text:span></text:p>
      <text:p text:style-name="P50"><text:span text:style-name="T78">125 поней</text:span><text:span text:style-name="T36">.</text:span></text:p>
      <text:p text:style-name="P50"><text:span text:style-name="T36">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3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Анон. </text:span><text:span text:style-name="T32">Дружба </text:span><text:span text:style-name="T45">—</text:span><text:span text:style-name="T32"> </text:span><text:span text:style-name="T3">э</text:span><text:span text:style-name="T32">то, </text:span><text:span text:style-name="T80">так её </text:span><text:span text:style-name="T3">разэтак</text:span><text:span text:style-name="T80">,</text:span><text:span text:style-name="T32"> магия!</text:span></text:p>
      <text:p text:style-name="P147"/>
      <text:p text:style-name="Standard"><text:span text:style-name="T32">P.S. Мне тебя не хватает. Сильно.</text:span><text:span text:style-name="T7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78">37 пни</text:span></text:p>
      <text:p text:style-name="P69">24пн</text:p>
      <text:p text:style-name="P69">15</text:p>
      <text:p text:style-name="P50"><text:span text:style-name="T36">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36">Добро пожаловать в Груммингтон! Вам здесь рады!</text:span></text:p>
      <text:p text:style-name="P50"><text:span text:style-name="T36">Население города </text:span><text:span text:style-name="T78">302 пони</text:span><text:span text:style-name="T36">.</text:span></text:p>
      <text:p text:style-name="P50"><text:span text:style-name="T78">250 пони</text:span><text:span text:style-name="T36">.</text:span></text:p>
      <text:p text:style-name="P50"><text:soft-page-break/><text:span text:style-name="T78">125 поней</text:span><text:span text:style-name="T36">.</text:span></text:p>
      <text:p text:style-name="P50"><text:span text:style-name="T36">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3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9">«</text:span><text:span text:style-name="T3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9">».</text:span> «<text:span text:style-name="T36">Провинция пустеет: репортаж из обеспоневшего посёлка</text:span>». «<text:span text:style-name="T36">Нехватка пегасов-погодников: указ принцессы Луны разрешает набор в погодные команды пегасов с аттестатами по ускоренному курсу</text:span>». «<text:span text:style-name="T36">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36">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79">И товары</text:span> вовсе<text:span text:style-name="T79"> не </text:span>бесплатные<text:span text:style-name="T7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79">Оно п</text:span>овсюду. <text:span text:style-name="T7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7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9">А т</text:span>ы вставать не хотел! Я очень-очень испугалась. <text:span text:style-name="T7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7">–</text:span> А какой у тебя там был образ жизни?</text:p>
      <text:p text:style-name="P50"><text:span text:style-name="T17">–</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7">–</text:span> Лягать-колотить! Ты сидел в тюрьме? За что тебя посадили?</text:p>
      <text:p text:style-name="P50"><text:span text:style-name="T17">–</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7">–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9">о такие… гм… заклинания. Ты </text:span><text:span text:style-name="T47">пишешь</text:span><text:span text:style-name="T59">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6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7">делать крюк</text:span> в сто миль?! Да это ж ещё неделю ходьбы! У нас картошки осталось на день, твоими стараниями<text:span text:style-name="T17">!</text:span></text:p>
      <text:p text:style-name="P52">Пегаска <text:span text:style-name="T17">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79">матюков мне</text:span> удалось замазать самые большие щели. За тестовый<text:span text:style-name="T79"> </text:span>получасовый заплыв<text:span text:style-name="T7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9">н жил с пони! И они </text:span>офигенно <text:span text:style-name="T79">любили друг друга! И у них </text:span>был<text:span text:style-name="T79"> </text:span>офигенный <text:span text:style-name="T79">секс! </text:span>И это было офигенно круто!<text:span text:style-name="T79"> </text:span>А ты… Ты <text:span text:style-name="T17">—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7">—</text:span> скажем, метров <text:span text:style-name="T1">сорок.</text:span> <text:span text:style-name="T1">Н</text:span>о в такой воде <text:span text:style-name="T42">—</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42">«</text:span>обстоятельство непреодолимой силы<text:span text:style-name="T42">»</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7">–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7">– </text:span>Выф-выф-вуф! <text:span text:style-name="T17">– </text:span>возразил я.</text:p>
      <text:p text:style-name="P52">Отпихнув от лица живот пегаски и выплюнув шерсть, я продолжил.</text:p>
      <text:p text:style-name="P52"><text:span text:style-name="T17">–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7">– </text:span>Бе-бе-бе! <text:span text:style-name="T17">– </text:span>устало передразнила меня Дэш. <text:span text:style-name="T17">– А</text:span>нон! Я <text:span text:style-name="T17">— </text:span>плохая пони, потому что хотела получить то, что мне не принадлежит. Но какой же ты всё-таки глупый! Пойми, смертные <text:span text:style-name="T17">— </text:span>игрушки в копытах вечных. Любимые и оберегаемые, но всего лишь игрушки. Они заботятся о нас, они <text:span text:style-name="T17">— </text:span>наши обожаемые принцессы, и мы боимся их потерять, но мы для них <text:span text:style-name="T17">—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7">– </text:span>Дэш, я знаю. Просто не могу о ней забыть.</text:p>
      <text:p text:style-name="P52">Пегаска тяжело поднялась.</text:p>
      <text:p text:style-name="P52"><text:span text:style-name="T17">– </text:span>Везёт же некоторым. <text:span text:style-name="T17">– </text:span>пробормотала она, раскрывая крылья для просушки.</text:p>
      <text:p text:style-name="P52"/>
      <text:p text:style-name="P52">…</text:p>
      <text:p text:style-name="P52"/>
      <text:p text:style-name="P52"><text:span text:style-name="T17">– А </text:span>ты круто ныряешь<text:span text:style-name="T17">! – </text:span>уважительно заметила пегаска после нескольких минут молчания. <text:span text:style-name="T17">–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7">– </text:span>Это остатки былой славы. Мой институтский рекорд <text:span text:style-name="T17">—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2">– А</text:span><text:span text:style-name="T42">нон, ты весь дрожишь! Тебе надо просушить шерсть. </text:span>Снимай-ка одежду! <text:span text:style-name="T17">–</text:span> <text:span text:style-name="T1">с</text:span>командовала <text:span text:style-name="T1">вдруг</text:span> Дэш.</text:p>
      <text:p text:style-name="P1"><text:span text:style-name="T17">–</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7">–</text:span> Куда это ты спрятался? <text:span text:style-name="T17">–</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7">–</text:span> Ты чего? <text:span text:style-name="T17">–</text:span> <text:span text:style-name="T1">в</text:span> конце-концов озадаченно спросила она. <text:span text:style-name="T17">–</text:span> Что-то не так?</text:p>
      <text:p text:style-name="P1"><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7">–</text:span> А с кем не так? Со мной? С тобой? Или вообще? <text:span text:style-name="T17">–</text:span> <text:span text:style-name="T1">д</text:span>опытывалась пегаска.</text:p>
      <text:p text:style-name="P1"><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1"><text:span text:style-name="T17">–</text:span> Ну и?</text:p>
      <text:p text:style-name="P1"><text:span text:style-name="T1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7">–</text:span> А какой смысл в этом правиле? Какую цель оно преследует?</text:p>
      <text:p text:style-name="P1"><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7">–</text:span> Вот видишь, ты меня правильно поняла. Описанные тобой табу у нас, кстати, тоже есть.</text:p>
      <text:p text:style-name="P1"><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7">–</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7">–</text:span> У тебя оригинальный способ исповедаться, Дэш. <text:span text:style-name="T17">–</text:span> наконец закашлялся я. <text:span text:style-name="T17">–</text:span> <text:span text:style-name="T1">Устроить кораблекрушение, з</text:span>атащить в укромное местечко, <text:span text:style-name="T1">а </text:span>под конец сорвать штаны и… <text:span text:style-name="T17">–</text:span> тут Дэш сама прыснула от смеха.</text:p>
      <text:p text:style-name="P1">Вдоволь отсмеявшись, Дэш ткнула меня носом в грудь и спросила:</text:p>
      <text:p text:style-name="P1"><text:span text:style-name="T17">–</text:span> И?</text:p>
      <text:p text:style-name="P1"><text:span text:style-name="T17">–</text:span> Что “и”?</text:p>
      <text:p text:style-name="P1"><text:span text:style-name="T17">–</text:span> Ты сказал: “ А под конец сорвать штаны и…” <text:span text:style-name="T17">–</text:span> вот я и хочу знать, что “и”?</text:p>
      <text:p text:style-name="P1">Я смутился.</text:p>
      <text:p text:style-name="P1"><text:span text:style-name="T17">–</text:span> Да ничего… Не бери в голову.</text:p>
      <text:p text:style-name="P1"><text:span text:style-name="T17">–</text:span> А я хочу брать! Какой ты всё-таки… <text:span text:style-name="T17">–</text:span> Дэш встала, потянувшись сначала передней половиной <text:span text:style-name="T1">тела</text:span>, <text:span text:style-name="T1">а </text:span>потом задней.</text:p>
      <text:p text:style-name="P1"><text:span text:style-name="T17">–</text:span> Какой?</text:p>
      <text:p text:style-name="P1"><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7">–</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35">. </text:span><text:span text:style-name="T39">Я не могу навязать тебе чувств…</text:span><text:span text:style-name="T35"> </text:span><text:span text:style-name="T39">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7">–</text:span> <text:span text:style-name="T1">Р</text:span>ешай. <text:span text:style-name="T17">–</text:span> <text:span text:style-name="T1">е</text:span>ё нос почти касался моего. <text:span text:style-name="T17">–</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7">–</text:span> Дэш, ты..?</text:p>
      <text:p text:style-name="P1"><text:span text:style-name="T17">–</text:span> Да, Дискорд тебя забери! Я предлагаю тебе ЗА-НЯТЬ-СЯ СЕК-СОМ со мной! <text:span text:style-name="T17">–</text:span> зло отчеканила пегаска. <text:span text:style-name="T17">–</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7">– </text:span><text:span text:style-name="T1">Я не умею. Неумеха. </text:span><text:span text:style-name="T17">–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7">–</text:span> Дэш!</text:p>
      <text:p text:style-name="P1"><text:span text:style-name="T17">–</text:span> Да? <text:span text:style-name="T17">–</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7">–</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7">–</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7">–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7">– </text:span>Хорошо, пусть это будет моей фантазией. А ты правда принимаешь меня?</text:p>
      <text:p text:style-name="P3"><text:span text:style-name="T17">– </text:span>Правда. Но…</text:p>
      <text:p text:style-name="P1"><text:span text:style-name="T17">–</text:span> Что?</text:p>
      <text:p text:style-name="P1"><text:span text:style-name="T17">–</text:span> Ты лежишь на мне.</text:p>
      <text:p text:style-name="P1"><text:span text:style-name="T17">–</text:span> Ну да, лежу, <text:span text:style-name="T17">–</text:span> Дэш ехидно улыбнулась и заёрзала животом. <text:span text:style-name="T17">–</text:span> А что?</text:p>
      <text:p text:style-name="P1"><text:span text:style-name="T17">–</text:span> А то, что в таком положении я до тебя не достану! У тебя слишком высоко расположена… <text:span text:style-name="T1">эмм</text:span>… анатомия.</text:p>
      <text:p text:style-name="P1"><text:span text:style-name="T17">–</text:span> Потерпи чуть-чуть, <text:span text:style-name="T17">–</text:span> пегаска хихикнула и снова заёрзала животом, прижав его ко мне. <text:span text:style-name="T17">–</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7">–</text:span> Я чувствую тебя, <text:span text:style-name="T17">–</text:span> промурлыкала Дэш. <text:span text:style-name="T17">–</text:span> Видишь, это совсем не страшно, что я кобылка не твоего вида.</text:p>
      <text:p text:style-name="P1">Я начал почёсывать её шею у основания гривы.</text:p>
      <text:p text:style-name="P1"><text:span text:style-name="T17">–</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7">–</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7">–</text:span> <text:span text:style-name="T1">Да-а-а</text:span>.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7">–</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Это мне Твайлайт сказала… <text:span text:style-name="T17">–</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7">–</text:span> <text:span text:style-name="T1">Анон</text:span>,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text:span text:style-name="T1">м-м-м…</text:span> состоянии.</text:p>
      <text:p text:style-name="P1"><text:span text:style-name="T17">–</text:span> Дэш, <text:span text:style-name="T17">–</text:span> рассмеялся я, <text:span text:style-name="T17">–</text:span> отпусти ухо!</text:p>
      <text:p text:style-name="P1"><text:span text:style-name="T17">–</text:span> Отпускаю, <text:span text:style-name="T17">–</text:span> шепнула пегаска мне в ухо. <text:span text:style-name="T17">–</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3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6">Нехватка погодных пегасов: Вондерболты перешли к круглосуточной вахте</text:span>». «<text:span text:style-name="T36">Общественные работы: распоряжением принцессы Луны работы по строительству мостов через провалы расширены и на субботу</text:span>». «<text:span text:style-name="T3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7">–</text:span> Про меня таки забыли. Отлично.</text:p>
      <text:p text:style-name="P52"><text:span text:style-name="T17">–</text:span> Не уверена. <text:span text:style-name="T17">–</text:span> <text:s/>пегаска почесала затылок. <text:span text:style-name="T17">–</text:span> Там на столбах повсюду висят объявления. За твою голову предлагают пятьдесят тысяч.</text:p>
      <text:p text:style-name="P52"><text:span text:style-name="T17">–</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7">– </text:span>Твайлайт, привет! Мы вернулись! <text:span text:style-name="T17">–</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7">– К</text:span>АКОГО ХУЯ?!! Твайлайт, ёб твою пони-мать, ты чего творишь? <text:span text:style-name="T17">– </text:span>я вцепился в ручку двери.</text:p>
      <text:p text:style-name="P52"><text:span text:style-name="T17">– </text:span>Твайли, ты чего? <text:span text:style-name="T17">– </text:span>брыкалась Дэш. <text:span text:style-name="T17">– </text:span>Немедленно опусти меня на пол!</text:p>
      <text:p text:style-name="P52"><text:span text:style-name="T17">– </text:span>Извини, Дэши. <text:span text:style-name="T17">– </text:span>скороговоркой бормотала лавандовая единорожка, нервно хихикая. <text:span text:style-name="T17">–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7">– </text:span>А-А-А-А-А-А!!! <text:span text:style-name="T17">–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7">– </text:span>Не беспокойся, Анон-с-вероятностью-пятьдесят-процентов, больно не будет. Не должно быть, во всяком случае. <text:span text:style-name="T17">– </text:span>суетилась единорожка, закрепляя мои руки и ноги в браслетах. <text:span text:style-name="T17">–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7">– Н</text:span>е пытайся. <text:span text:style-name="T17">– </text:span>единорожка покачала головой. <text:span text:style-name="T17">–</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7">–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7">– </text:span>Нет-нет-нет, куда же ты! <text:span text:style-name="T17">– </text:span>магическая аура подхватила меня на полпути к ступенькам. <text:span text:style-name="T17">–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7">– </text:span>Твайлайт, не смей! <text:span text:style-name="T17">– </text:span>хриплым от ужаса голосом прошептал я. <text:span text:style-name="T17">– </text:span>Я тебе потом сниться буду!</text:p>
      <text:p text:style-name="P52"><text:span text:style-name="T17">–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7">–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7">– О</text:span>у! <text:span text:style-name="T7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7">– </text:span>Хрен-то тебе зачем? <text:span text:style-name="T17">– </text:span>с бессильной злостью спросил я. <text:span text:style-name="T17">– </text:span><text:span text:style-name="T79">Т</text:span>ы собираешься устроить филиал порнхаба для пони-извращенцев?</text:p>
      <text:p text:style-name="P52"><text:span text:style-name="T17">–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7">–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7">– </text:span>А если попроще?</text:p>
      <text:p text:style-name="P52"><text:soft-page-break/><text:span text:style-name="T17">– </text:span>Если ты — клон, то превратишься в исходные десять-пятнадцать килограммов песка. Как и все предыдущие. <text:span text:style-name="T17">– </text:span>единорожка указала на ящик с песком, стоящий у противопожарного щита.<text:span text:style-name="T17">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7">– </text:span>Стой! <text:span text:style-name="T17">– </text:span>я лихорадочно искал повод затянуть процесс. <text:span text:style-name="T17">– </text:span>Но ты же не знаешь, каковы могут быть последствия, если я НЕ клон!</text:p>
      <text:p text:style-name="P52"><text:span text:style-name="T17">–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7">–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7">–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7">–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7">–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7">– </text:span>Никогда, слышишь, никогда больше не смей подымать меня…</text:p>
      <text:p text:style-name="P52"><text:span text:style-name="T17">– </text:span>Откуда я знала, что резонансное заклинание так среагирует на…</text:p>
      <text:p text:style-name="P52"><text:span text:style-name="T17">– А</text:span>нон? <text:span text:style-name="T17">– </text:span>пегаска заметила, что я открыл глаза. <text:span text:style-name="T17">– </text:span>Ты в порядке?</text:p>
      <text:p text:style-name="P52">Я издал нечто среднее между брачным рёвом лося и стоном умирающего слона.</text:p>
      <text:p text:style-name="P52"><text:span text:style-name="T17">– </text:span>Я не предполагала, что заклинание магического резонанса нейтрально реагирует только на истинную ткань НАШЕЙ реальности. <text:span text:style-name="T17">– </text:span>зачастила единорожка. <text:span text:style-name="T17">–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7">– </text:span>Но не магнетрон. <text:span text:style-name="T17">– </text:span>заметила Дэш. <text:span text:style-name="T17">–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7">–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7">– Н</text:span>е умничай, сахарок! Што ты имеешь ввиду под «крупной энергомагической вспышкой»? <text:span text:style-name="T17">– </text:span>почесала в затылке Эпплджек. <text:span text:style-name="T17">– </text:span>Нам хватит ведра воды, штоб её потушить?</text:p>
      <text:p text:style-name="P52"><text:span text:style-name="T17">–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7">– </text:span>Конски яблоки! <text:span text:style-name="T17">– </text:span>выругалась Эпплджек. <text:span text:style-name="T17">–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7">– </text:span>Ты хорошо подумала? <text:span text:style-name="T17">– в</text:span>торила ей Рэйнбоу Дэш. <text:span text:style-name="T17">– </text:span>В Эквестрии десятки таких городов, как Понивилль! Мы не можем махнуть на них крылом!</text:p>
      <text:p text:style-name="P52"><text:span text:style-name="T17">– </text:span>Тебе-то на Понивилль точно махать! <text:span text:style-name="T17">– </text:span>огрызнулась фермерша. <text:span text:style-name="T17">– Т</text:span>вой дом, поди, не зацепит.</text:p>
      <text:p text:style-name="P52"><text:span text:style-name="T17">– </text:span>Что ты сказала? А ну, повтори? <text:span text:style-name="T17">– </text:span>взвилась пегаска.</text:p>
      <text:p text:style-name="P52"><text:span text:style-name="T17">– </text:span>Не ссорьтесь, девчонки. <text:span text:style-name="T17">– </text:span>встрял я. <text:span text:style-name="T17">– </text:span>Ничем рисковать не придётся. У меня есть другой вариант. Я ещё в Фетлоке о нём вспомнил.</text:p>
      <text:p text:style-name="P52"><text:span text:style-name="T17">– </text:span>Ась?</text:p>
      <text:p text:style-name="P52"><text:span text:style-name="T17">– </text:span>Что?</text:p>
      <text:p text:style-name="P52"><text:span text:style-name="T17">– </text:span>Какой? <text:span text:style-name="T17">– </text:span>разом <text:span text:style-name="T17">о</text:span>бернулась ко мне компания.</text:p>
      <text:p text:style-name="P52"><text:span text:style-name="T17">– </text:span>Элементы Гармонии. Ты говорила, <text:span text:style-name="T17">– </text:span>обратился я к Твайлайт, <text:span text:style-name="T17">– </text:span>что их сила на одном уровне с аликорньей.</text:p>
      <text:p text:style-name="P52"><text:span text:style-name="T17">–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7">– Л</text:span>ягать! <text:span text:style-name="T17">– </text:span>сморщилась Эпплджек. <text:span text:style-name="T17">– </text:span>У меня после ожерелья Честности в башке гудит, што после маковского сидра!</text:p>
      <text:p text:style-name="P52"><text:soft-page-break/><text:span text:style-name="T17">–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7">– </text:span>Рэр, иногда лучше жевать, чем говорить. Вот честно!</text:p>
      <text:p text:style-name="P52"><text:span text:style-name="T17">– </text:span>Как пожелаешь! Анон, <text:span text:style-name="T17">– </text:span>повернулась ко мне единорожка. <text:span text:style-name="T17">–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7">– </text:span>Они лежали в нагрудном кармане рубашки.</text:p>
      <text:p text:style-name="P52">Твайлайт отвлеклась от доски.</text:p>
      <text:p text:style-name="P52"><text:span text:style-name="T17">–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7">– </text:span>Вот, прибрался малёхо. Но с потолка сажу ещё не успел счистить, там стремянка нужна.</text:p>
      <text:p text:style-name="P52"><text:span text:style-name="T17">– </text:span>Спайки-Вайки, не выкидывай одежду, пожалуйста. В ней должны быть рубины.</text:p>
      <text:p text:style-name="P52"><text:span text:style-name="T17">– </text:span>Какие ещё рубины? <text:span text:style-name="T17">– </text:span>переспросил Спайк и зажевал быстрее.</text:p>
      <text:p text:style-name="P52"><text:span text:style-name="T17">–</text:span> Резонаторные! <text:span text:style-name="T17">–</text:span> холодея, ответил я. <text:span text:style-name="T17">– </text:span>В кармане рубашки должны лежать четыре кристалла.</text:p>
      <text:p text:style-name="P52"><text:span text:style-name="T17">– Э</text:span>мм. Так это были резонаторные рубины? Предупреждать надо! Я думал, это мусор. <text:span text:style-name="T17">– </text:span>дракончик пожал плечами и выплюнул на лапу полтора камешка.</text:p>
      <text:p text:style-name="P25"/>
      <text:p text:style-name="P52">…</text:p>
      <text:p text:style-name="P52"/>
      <text:p text:style-name="P52"><text:span text:style-name="T17">–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7">– К</text:span>акой-то неправильный у Нон-нона смех! <text:span text:style-name="T17">– </text:span>голос Пинки был еле слышен из-под наваленных на меня подушек. <text:span text:style-name="T17">–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7">– Н</text:span>он-нон? Ты сейчас правильный, или нет?</text:p>
      <text:p text:style-name="P52"><text:span text:style-name="T17">– А</text:span>нон, ты как? Тебе уже лучше? <text:span text:style-name="T17">– </text:span>в прямоугольнике появилась голова Рэйнбоу Дэш.</text:p>
      <text:p text:style-name="P52"><text:span text:style-name="T17">– </text:span>Фигурально выражаясь, ты в себе? <text:span text:style-name="T17">– </text:span>вклинилась между ними Твайлайт Спаркл.</text:p>
      <text:p text:style-name="P52"><text:span text:style-name="T17">– </text:span>Столько ругательств на одном дыхании я не слышала даже от бабули, когда она зацепилась за порог и перевернула поднос с пирогами! <text:span text:style-name="T17">–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7">– </text:span>Отпустите. Я уже правильный. <text:span text:style-name="T17">–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7">– </text:span>Не огорчайся, ситуацию можно выправить. <text:span text:style-name="T17">– з</text:span>атараторила Твайлайт. <text:span text:style-name="T17">–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7">– </text:span>Ага, Твай по «жучкам» специалист! <text:span text:style-name="T17">– з</text:span>аявил Спайк из-за понячих крупов. <text:span text:style-name="T17">– </text:span>Иначе бы мы по уши завязли в долгах за электричество.</text:p>
      <text:p text:style-name="P52"><text:span text:style-name="T17">– </text:span>Спайк!!! Немедленно… <text:s/>сбегай к Кейкам за выпечкой! Нам всем нужно успокоиться.</text:p>
      <text:p text:style-name="P52"><text:span text:style-name="T17">–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7">– </text:span>Ты точно знаешь, што делаешь? <text:span text:style-name="T17">– </text:span>переспросила Эпплджек. <text:span text:style-name="T17">– </text:span>Мне бы не хотелось, чтоб от Понивилля остались одни головешки.</text:p>
      <text:p text:style-name="P52"><text:span text:style-name="T17">– </text:span>Не беспокойся, у меня всё просчитано. Я уверена, я подчёркиваю, я абсолютно уверена в безопасности эксперимента!</text:p>
      <text:p text:style-name="P52"><text:span text:style-name="T17">– </text:span>Ой, што-то мне нехорошо становится, когда ты так говоришь…</text:p>
      <text:p text:style-name="P52"><text:span text:style-name="T17">–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7">–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10"><text:note text:id="ftn15" text:note-class="footnote"><text:note-citation>15</text:note-citation><text:note-body><text:p text:style-name="P142">Когорта <text:span text:style-name="T69">– военное подразделение в 480 солдат</text:span></text:p></text:note-body></text:note></text:span><text:span text:style-name="T10"> перешли на сторону </text:span><text:soft-page-break/><text:span text:style-name="T10">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1">магическая </text:span><text:span text:style-name="T10">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79"> </text:span>покои Луны<text:span text:style-name="T79"> </text:span>через открытые балконные двери<text:span text:style-name="T7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7">– </text:span>А-а-а, ты всё-таки пришёл… <text:span text:style-name="T17">–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7">–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7">–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7">–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7">–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7">–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7">– </text:span>Сожалеем, что не можем убить тебя.</text:p>
      <text:p text:style-name="P52">Обернувшись я встречаюсь с рогом аликорницы, нацеленным мне в грудь.</text:p>
      <text:p text:style-name="P52"><text:span text:style-name="T17">–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7">–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7">–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7">– </text:span>Кимеринн погиб, чтобы ты жил.</text:p>
      <text:p text:style-name="P52">Шаг назад.</text:p>
      <text:p text:style-name="P52"><text:span text:style-name="T17">– </text:span>Сел осталась без магии и развоплотилась из-за тебя.</text:p>
      <text:p text:style-name="P52">Шаг назад.</text:p>
      <text:p text:style-name="P52"><text:span text:style-name="T17">–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7">– </text:span>Ты ведь вернёшься в Эквестрию? Не говори им, что увидел там! <text:span text:style-name="T17">– </text:span>жеребёнок машет в сторону экрана. Её голос слышится глухо, как через подушку. <text:span text:style-name="T17">– </text:span>Любую пони, что узнает всю правду, сожрёт Чёрный экран.</text:p>
      <text:p text:style-name="P52">Я киваю ей в ответ. Мне понятно, почему.</text:p>
      <text:p text:style-name="P52"><text:span text:style-name="T17">–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48">– </text:span><text:span text:style-name="T38">Шейла! Шейла Блюскай! И я уже не малышка! </text:span><text:span text:style-name="T48">– </text:span><text:span text:style-name="T38">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7">–</text:span> А<text:span text:style-name="T1">нон? </text:span>Вставай! <text:span text:style-name="T17">–</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7">–</text:span> Твайлайт? <text:span text:style-name="T17">–</text:span> Взгляд сфокусировался на лавандовой единорожке, озабоченно осматривающей меня и продолжающей массаж области сердца.</text:p>
      <text:p text:style-name="P1"><text:span text:style-name="T17">–</text:span> Мне не понравился цвет твоей мордочки <text:span text:style-name="T42">— </text:span><text:span text:style-name="T1">т</text:span>ы стал слишком бледный. Я решила прервать <text:span text:style-name="T1">заклинание</text:span>. Как ты себя…</text:p>
      <text:p text:style-name="P1"><text:span text:style-name="T52">–</text:span><text:span text:style-name="T42"> …чувствуешь, дорогая Рэрити?! Я могу чем-нибудь помочь? Вот, выпей воды! </text:span><text:span text:style-name="T52">–</text:span><text:span text:style-name="T42">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7">– </text:span>Ну што? Увидел што-нибудь, сахарок?</text:p>
      <text:p text:style-name="P52">Пони уставились на меня с надеждой.</text:p>
      <text:p text:style-name="P52"><text:span text:style-name="T17">– </text:span>Да.</text:p>
      <text:p text:style-name="P52">Откровение давило на психику как тонна кирпичей. Я не знал, что им сказать. Я не мог.</text:p>
      <text:p text:style-name="P52"><text:span text:style-name="T17">– П</text:span>ревосходно!</text:p>
      <text:p text:style-name="P52"><text:span text:style-name="T17">– </text:span>Это просто супер-дупер-здоровски-потрясно!</text:p>
      <text:p text:style-name="P52"><text:span text:style-name="T17">– </text:span>Йей!</text:p>
      <text:p text:style-name="P52"><text:span text:style-name="T17">– </text:span>Ю-ху!</text:p>
      <text:p text:style-name="P52"><text:span text:style-name="T17">– О</text:span>фигенно! Мы победили! Анон, ты молодец!</text:p>
      <text:p text:style-name="P52"><text:span text:style-name="T17">– </text:span>Замечательно! Секундочку, я приготовлю дневник…</text:p>
      <text:p text:style-name="P52">Восторг пони постепенно сменился ожиданием. Я молчал.</text:p>
      <text:p text:style-name="P52"><text:span text:style-name="T17">– </text:span>Эмм? И что же ты увидел? <text:span text:style-name="T17">– </text:span>не выдержала Твайлайт.</text:p>
      <text:p text:style-name="P52"><text:span text:style-name="T17">– </text:span>Я… не могу сказать этого.</text:p>
      <text:p text:style-name="P52">Ожидание сменилось недоумением. Рэйнбоу Дэш насмешливо скривила губы.</text:p>
      <text:p text:style-name="P52"><text:span text:style-name="T17">– </text:span>Да ладно! Кончай прикалываться, Анон, мы же ждём! Шутка зачлась!</text:p>
      <text:p text:style-name="P52"><text:span text:style-name="T17">– </text:span>Не могу!!!</text:p>
      <text:p text:style-name="P52"/>
      <text:p text:style-name="P52">…</text:p>
      <text:p text:style-name="P52"/>
      <text:p text:style-name="P52">Молчание прервала Эпплджек.</text:p>
      <text:p text:style-name="P52"><text:span text:style-name="T17">–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7">– Анон</text:span>, ты чего? <text:span text:style-name="T17">– </text:span>прошептала она. <text:span text:style-name="T17">– </text:span>Тебя во сне кто-то заколдовал? Мигни мне правым глазом, если да.</text:p>
      <text:p text:style-name="P52">Я высвободился из объятий пегаски.</text:p>
      <text:p text:style-name="P52"><text:span text:style-name="T17">– </text:span>Со мной всё в порядке. <text:span text:style-name="T17">– </text:span>объявил я. <text:span text:style-name="T17">–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7">– </text:span>Конски яблоки! Вот это поворот! А мне так хотелось узнать, што за нечисть тут орудует!</text:p>
      <text:p text:style-name="P52"><text:span text:style-name="T17">–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7">–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7">– </text:span>Рэр, отвали!</text:p>
      <text:p text:style-name="P52"><text:span text:style-name="T17">– </text:span>Оу, какие страсти! Ладно-ладно, не сердись, дорогая, не мешаю!</text:p>
      <text:p text:style-name="P52"><text:span text:style-name="T17">–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7">–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7">– </text:span>Стойте!</text:p>
      <text:p text:style-name="P52">Твайлайт подняла вверх копыто, призывая к тишине. Потом откуда-то из дальнего шкафа к ней приплыла «Основы заклятий»<text:span text:style-name="T17"> Стар Свирла. </text:span>Единорожка нацепила очки и принялась перелистывать книгу, бормоча под нос названия глав.</text:p>
      <text:p text:style-name="P52"><text:span text:style-name="T17">– </text:span>Ага, вот! Нашла! Анон прав! В «Заклинании Последнего Шанса» есть такое! <text:span text:style-name="T17">– </text:span>единорожка принялась зачитывать отрывок.</text:p>
      <text:p text:style-name="P52">…</text:p>
      <text:p text:style-name="P52">«<text:span text:style-name="T20">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2">и </text:span><text:span text:style-name="T20">слишком громко думать. И сообщить способ спасения — означает его разрушить.</text:span>»</text:p>
      <text:p text:style-name="P52">…</text:p>
      <text:p text:style-name="P52"><text:span text:style-name="T17">– </text:span>Ты хочешь сказать, если Анон нам сообщит, в чём причина всей этой фигни, мы не сможем её исправить? <text:span text:style-name="T17">– </text:span>Дэш повернулась ко мне. <text:span text:style-name="T17">–</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7">–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7">– </text:span>Предположим, в коробке заперт кот. <text:span text:style-name="T17">– н</text:span>арисованный кот упирался лапами в крышку коробки, явно пытаясь выбраться.</text:p>
      <text:p text:style-name="P52"><text:span text:style-name="T17">– </text:span><text:span text:style-name="T79">Допустим, кот бессмертен. Также допустим, что кот з</text:span>аколдован<text:span text:style-name="T79"> </text:span>отложенным <text:span text:style-name="T79">заклятие</text:span>м<text:span text:style-name="T79"> Абсолютного Стирания, которое сработает, если кто-то откроет ящик</text:span>. <text:span text:style-name="T79">То есть, п</text:span>ри открытии<text:span text:style-name="T79"> ящик</text:span>а<text:span text:style-name="T79"> кот исчезнет из </text:span>бытия<text:span text:style-name="T79"> </text:span>— его нет, и никогда не было.</text:p>
      <text:p text:style-name="P52"><text:span text:style-name="T17">– </text:span>Бедный котик. <text:span text:style-name="T17">– </text:span>прошептала Флаттершай.</text:p>
      <text:p text:style-name="P52"><text:soft-page-break/>Я насторожился, услышав знакомое заклинание.</text:p>
      <text:p text:style-name="P52"><text:span text:style-name="T17">– </text:span>Стой! Откуда тебе известно про заклинание Абсолютного Стирания?</text:p>
      <text:p text:style-name="P52"><text:span text:style-name="T17">–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7">Магическо</text:span>м<text:span text:style-name="T17"> </text:span>В<text:span text:style-name="T17">естник</text:span>е», а профессор Шротингер построил на её базе свой мысленный эксперимент.</text:p>
      <text:p text:style-name="P52"><text:span text:style-name="T17">– </text:span>Гм. Ну ладно, продолжай.</text:p>
      <text:p text:style-name="P52"><text:span text:style-name="T17">– </text:span>Так вот, по условию эксперимента известно, что вероятность того, что кто-то откроет ящик, ненулевая.</text:p>
      <text:p text:style-name="P52"><text:span text:style-name="T17">– </text:span>И что это означает, дорогая? <text:span text:style-name="T17">– </text:span>спросила Рэрити.</text:p>
      <text:p text:style-name="P52"><text:span text:style-name="T17">– </text:span>Это значит, что кто-нибудь когда-нибудь обязательно откроет его.</text:p>
      <text:p text:style-name="P52"><text:span text:style-name="T17">– </text:span>У меня щас башка лопнет! <text:span text:style-name="T17">– </text:span>пожаловалась Дэш. <text:span text:style-name="T17">– </text:span>Так всё-таки, когда этот ляганный ящик откроют?</text:p>
      <text:p text:style-name="P52"><text:span text:style-name="T17">–</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7">–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7">–</text:span> То есть, ты хошь сказать, што мы все — навроде этого кота, а Анон боится открыть ящик? Штоб мы не исчезли окончательно?</text:p>
      <text:p text:style-name="P52"><text:span text:style-name="T17">–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7">–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7">– </text:span>Лягать! <text:span text:style-name="T17">– </text:span>выругалась Дэш. <text:span text:style-name="T17">– </text:span>Значит, наши усилия по доставке резонаторов пошли лесом.</text:p>
      <text:p text:style-name="P52"><text:span text:style-name="T17">–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7">– </text:span>Тихо! Спайк, будь добр, сбегай к Кейкам за выпечкой. Нам надо успокоиться. Анон, хоть про Селестию ты нам можешь рассказать?</text:p>
      <text:p text:style-name="P52"><text:span text:style-name="T17">– </text:span>Могу. <text:span text:style-name="T17">– </text:span>пожал плечами я. <text:span text:style-name="T17">– </text:span>Она в моём мире. Но не спрашивайте меня, как её вернуть — я не знаю.</text:p>
      <text:p text:style-name="P52"><text:span text:style-name="T17">– А </text:span>как ты узнал… <text:span text:style-name="T17">– </text:span>начала было единорожка, но её перебил напряжённый голос Спайка.</text:p>
      <text:p text:style-name="P52"><text:span text:style-name="T17">– </text:span>Твай! <text:span text:style-name="T17">– </text:span>дракончик стоял в дверях спиной к нам. <text:span text:style-name="T17">–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7">–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7">– </text:span>Не так быстро, Рэйнбоу Дэш! <text:span text:style-name="T17">– </text:span>ледяным голосом Луны можно было нарезать воду кубиками для мартини. <text:span text:style-name="T17">– </text:span>Нам есть о чём поговорить с приматом!</text:p>
      <text:p text:style-name="P52">Мы с пегаской застыли в синем левитационном поле и поплыли к Луне.</text:p>
      <text:p text:style-name="P52"><text:span text:style-name="T17">–</text:span> Нет-нет-нет, постойте! <text:span text:style-name="T17">–</text:span> заявила вдруг Твайлайт. <text:span text:style-name="T17">–</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7">–</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7">–</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7">–</text:span> ДОВОЛЬНО! НАМ НАДОЕЛА ЭТА НЕПОКОРНОСТЬ! ПОЗНАЙ ГНЕВ ПРИНЦЕССЫ НОЧИ!!!</text:p>
      <text:p text:style-name="P52"><text:span text:style-name="T17">–</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7">–</text:span> Ай, бля! <text:span text:style-name="T17">–</text:span> в последний момент чей-то луч отрикошетил от магического поля и впился мне в лодыжку. Нога моментально онемела.</text:p>
      <text:p text:style-name="P52"><text:span text:style-name="T17">–</text:span> Не волнуйся, это парализующий луч. Твай таким махалась с Трикси. Пройдёт через полчаса. <text:span text:style-name="T17">–</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7">– </text:span>Не вынуждай Нас идти на крайние меры! <text:span text:style-name="T17">– </text:span>отдувалась Луна. <text:span text:style-name="T17">–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7">– В</text:span>есьма прискорбно, Ваше Высочество, но вынуждена отказать! <text:span text:style-name="T17">– </text:span>переводила дыхание Твайлайт.<text:span text:style-name="T17"> –</text:span> Исключительно по субординационным причинам! Приказ Её Дневного Высочества имеет более высокий приоритет над Вашим!</text:p>
      <text:p text:style-name="P52"><text:span text:style-name="T17">– </text:span>Тогда найди Нам это твоё Дневное Высочество! <text:span text:style-name="T17">– </text:span>взвыла Луна. <text:span text:style-name="T17">– </text:span>В отсутствие Дневной Главы Диархии все дела ведёт Ночная!!!</text:p>
      <text:p text:style-name="P52"><text:span text:style-name="T17">–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7">– </text:span>Дискордова бюрократия! <text:span text:style-name="T17">– </text:span>буркнула аликорница. <text:span text:style-name="T17">–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7">– О</text:span>хренеть! <text:span text:style-name="T17">– </text:span>чертыхнулся Спайк. <text:span text:style-name="T17">– </text:span><text:s/>Твай, она создаёт сферу стихий!</text:p>
      <text:p text:style-name="P52"><text:span text:style-name="T17">– </text:span>Вижу! <text:span text:style-name="T17">– </text:span>донёсся голос единорожки из-под потолка. <text:span text:style-name="T17">–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6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7">– </text:span>Эмм, это что-то новенькое, я такого заклинания вообще не знаю. <text:span text:style-name="T17">– </text:span>почесал в затылке Спайк. <text:span text:style-name="T17">–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7">– </text:span>Погоди. У меня есть вариант получше.</text:p>
      <text:p text:style-name="P52">Я вылез из-под шкафа и попрыгал на одной ноге в центр зала.</text:p>
      <text:p text:style-name="P52"><text:span text:style-name="T17">– </text:span>Стойте! Прекратите! Да остановитесь же!!!</text:p>
      <text:p text:style-name="P52">Аликорница и шестёрка поней уставились на меня.</text:p>
      <text:p text:style-name="P52"><text:span text:style-name="T17">–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7">– </text:span>Ты так говоришь, будто непричастен к исчезновению Сестры! <text:span text:style-name="T17">– </text:span>к Луне вернулась властная интонация, но фиолетовый шар перестал расти. <text:span text:style-name="T17">–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7">–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7">– </text:span>Как ты её назвал? <text:span text:style-name="T17">– </text:span>отвалилась челюсть у аликорницы.</text:p>
      <text:p text:style-name="P52"><text:span text:style-name="T17">– </text:span>Эмм, мне неудобно вмешиваться, но вынуждена вас перебить. <text:span text:style-name="T17">– </text:span>встряла Твайлайт. <text:span text:style-name="T17">– </text:span>Это было экспериментальное заклинание. Локальная заморозка времени. Я, эмм, не предусмотрела возможности его отмены…</text:p>
      <text:p text:style-name="P52"><text:span text:style-name="T17">– </text:span>Что? <text:span text:style-name="T17">–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7">–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7">– </text:span>Что тут случилось? Почему все висят в воздухе? И всё вот это?</text:p>
      <text:p text:style-name="P52">Голос Спайка откуда-то из подвала ответил:</text:p>
      <text:p text:style-name="P52"><text:span text:style-name="T17">– </text:span>Потому что Твайлайт остановила время. В радиусе девяти метров, как мне кажется. Или десяти.</text:p>
      <text:p text:style-name="P52"><text:span text:style-name="T17">– </text:span>В двенадцати с половиной. <text:span text:style-name="T17">– </text:span>донёсся голос Твайлайт сверху. <text:span text:style-name="T17">–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7">– Н</text:span>Е ВЗДУМАЙ СЧИТАТЬ СЕБЯ ПОБЕДИТЕЛЬНИЦЕЙ! <text:span text:style-name="T17">– </text:span>загремело у меня в мозгу, в обоих сознаниях сразу. <text:span text:style-name="T17">–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7">–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7">–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7">–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7">–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7">–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7">– </text:span>Эмм, я вам подхожу?</text:p>
      <text:p text:style-name="P52"><text:span text:style-name="T17">– </text:span>КТО ТЫ? ПРЕДСТАВЬСЯ!</text:p>
      <text:p text:style-name="P52"><text:span text:style-name="T17">– </text:span>Эмм, Лира Хартстрингс, единорог. Я не то, чтобы маг, моя специализация — музыка…</text:p>
      <text:p text:style-name="P52"><text:span text:style-name="T17">– </text:span>ГОДИТСЯ! ТЫ ВИДИШЬ ТОЧКУ СИНГУЛЯРНОСТИ?</text:p>
      <text:p text:style-name="P52"><text:span text:style-name="T17">– </text:span>Эмм?</text:p>
      <text:p text:style-name="P52">Голос Спайка пояснил:</text:p>
      <text:p text:style-name="P52"><text:span text:style-name="T17">– </text:span>Вон та яркая искорка над лестницей, у которой вся картинка искривляется.</text:p>
      <text:p text:style-name="P52"><text:span text:style-name="T17">– </text:span>Да! Вижу.</text:p>
      <text:p text:style-name="P52"><text:span text:style-name="T17">– </text:span>ТЕПЕРЬ ЛЕВИТИРУЙ ПРИМАТА В ТОЧКУ СИНГУЛЯРНОСТИ.</text:p>
      <text:p text:style-name="P52"><text:span text:style-name="T17">– </text:span>Чего-о-о?!! <text:span text:style-name="T17">– </text:span>возопило моё малое сознание.</text:p>
      <text:p text:style-name="P52"><text:span text:style-name="T17">– </text:span>Эмм… Зачем?</text:p>
      <text:p text:style-name="P52"><text:span text:style-name="T17">–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7"> </text:span>НЕ ВОЛНУЙСЯ, ДВУНОГИЙ, ТЕБЕ ЭТО НЕ ПОВРЕДИТ.</text:p>
      <text:p text:style-name="P52"><text:span text:style-name="T17">– </text:span>Вы даёте слово, что человеку не будет причинён вред? <text:span text:style-name="T17">– </text:span>голос Лиры обрёл непривычную твёрдость.</text:p>
      <text:p text:style-name="P52"><text:span text:style-name="T17">– </text:span>КАК ТЫ СМЕЕШЬ СОМНЕВАТЬСЯ В НАС, СВОЕЙ ПРИНЦЕССЕ?</text:p>
      <text:p text:style-name="P52"><text:span text:style-name="T17">– Я </text:span>не сомневаюсь в вас, Ваше Высочество… Потому и требую слова!</text:p>
      <text:p text:style-name="P52"><text:span text:style-name="T17">–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7">– </text:span>Ну, блядь, спасибо! <text:span text:style-name="T17">– </text:span>подумал я.</text:p>
      <text:p text:style-name="P52"><text:span text:style-name="T17">–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7">–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7">– </text:span>Проклятье! Тебе только Кэйдэнс осталось обрыгать для полной коллекции! <text:span text:style-name="T17">–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7">– </text:span>Так шта не так уж сильно мы и погудели с братюней на прошлый Канун горящего очага! <text:span text:style-name="T17">– </text:span>пробормотала Эпплджек, схватившись за голову. <text:span text:style-name="T17">–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7">– </text:span>Итак, Мы ждём <text:span text:style-name="T17">– а</text:span>ликорница смотрела на меня выжидающе. <text:span text:style-name="T17">–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7">–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7">– </text:span>Давай по-порядку. <text:span text:style-name="T17">– о</text:span>становила меня Луна. <text:span text:style-name="T17">–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7">–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7">– Ч</text:span>то? Остатки магии? <text:span text:style-name="T17">–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7">– </text:span>Мы проследили её сновидение до магической вспышки. <text:span text:style-name="T17">– п</text:span>одтвердила Луна. Её взгляд сверлил меня, улавливая малейшие изменения мимики. <text:span text:style-name="T17">–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7">– </text:span>Теперь ты понимаешь, почему Мы виним тебя в развоплощении сестры?</text:p>
      <text:p text:style-name="P52"><text:span text:style-name="T17">– </text:span>Да. Но послушай… Я не могу рассказать всё. <text:span text:style-name="T17">– </text:span>осторожно, как по горячим углям, начал я. <text:span text:style-name="T17">– </text:span>Это может натворить большую беду.</text:p>
      <text:p text:style-name="P52">Луна пристально взглянула на меня и понимающе склонила голову.</text:p>
      <text:p text:style-name="P52"><text:span text:style-name="T17">– </text:span>Мы знаем, иногда так бывает. Продолжай.</text:p>
      <text:p text:style-name="P52"><text:span text:style-name="T17">–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7">– </text:span>Да, помним.</text:p>
      <text:p text:style-name="P52"><text:span text:style-name="T17">–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7">–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7">–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7">–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7">– </text:span>Ты что-то недоговариваешь. <text:span text:style-name="T17">– </text:span>шепнула Луна почти ласково. <text:span text:style-name="T17">–</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7">– …</text:span>а <text:span text:style-name="T17">М</text:span>арк Ботвиний-младший упоминал в «Энциклопедии Арканум» о древнем божестве К<text:span text:style-name="T17">'</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7">– </text:span>Достаточно, Твайлайт. <text:span text:style-name="T17">– </text:span>остановила единорожку Луна. <text:span text:style-name="T17">–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7">–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7">– </text:span>Да, это может сработать. <text:span text:style-name="T17">– </text:span>кивнула Луна. <text:span text:style-name="T17">–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7">– </text:span>Разумеется, я помогу вам! <text:span text:style-name="T17">– </text:span>воскликнула Твайлайт с энтузиазмом. <text:span text:style-name="T17">– </text:span>У меня же есть опыт, хоть и не очень удачный.</text:p>
      <text:p text:style-name="P52">Луна сморщила нос при этих словах, но всё же кивнула.</text:p>
      <text:p text:style-name="P52"><text:span text:style-name="T17">–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7">– </text:span>Я приглашу их. Они не откажутся.</text:p>
      <text:p text:style-name="P52"><text:span text:style-name="T17">– </text:span>Что ж, ещё одной проблемой меньше. Теперь нужно решить, как найти Сел. Кто-то должен отправиться за ней.</text:p>
      <text:p text:style-name="P52"><text:span text:style-name="T17">– </text:span>Это, разумеется, буду я. <text:span text:style-name="T17">– п</text:span>ожал плечами я. <text:span text:style-name="T17">– Р</text:span>азумная пони там и шагу не сделает без того, чтобы не попасть в лабораторию к учёным или военным.</text:p>
      <text:p text:style-name="P52"><text:span text:style-name="T17">– </text:span>А если…</text:p>
      <text:p text:style-name="P52"><text:soft-page-break/><text:span text:style-name="T17">– </text:span>А если она прикинется неразумной, <text:span text:style-name="T17">– </text:span>предвосхитил я вопрос единорожки, <text:span text:style-name="T17">–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7">– </text:span>Остаётся ещё одна проблема. <text:span text:style-name="T17">– </text:span>тихо сказала тёмная аликорница. <text:span text:style-name="T17">–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7">– </text:span>Я попробую подыскать подходящие заклинания для работы с флорой. <text:span text:style-name="T17">– </text:span>загорелась научным рвением Твайлайт. <text:span text:style-name="T17">–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7">– </text:span>Почему ты так опасаешься гибели Селестии? <text:span text:style-name="T17">– </text:span>наконец спросил я аликорницу. <text:span text:style-name="T17">– </text:span>Ведь вы бессмертны. Рано или поздно твоя сестра вернётся к тебе, как ты вернулась к ней через тысячу лет заточения.</text:p>
      <text:p text:style-name="P52"><text:span text:style-name="T17">– </text:span>Ха! <text:span text:style-name="T17">– </text:span>с горечью отозвалась Луна. <text:span text:style-name="T17">–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7">–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7">–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7">– </text:span>Почему же ты не смогла найти меня с его помощью?</text:p>
      <text:p text:style-name="P52">Аликорница смутилась.</text:p>
      <text:p text:style-name="P52"><text:span text:style-name="T17">–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7">– </text:span>Да уж, успех тотальный. <text:span text:style-name="T17">– </text:span>скептически отозвался я, прислушиваясь к звукам уборки. <text:span text:style-name="T17">– </text:span>Я бы и сам к тебе заявился с результатами эксперимента, дай ты мне пару дней времени.</text:p>
      <text:p text:style-name="P52"><text:span text:style-name="T17">– </text:span>Как бы то ни было, <text:span text:style-name="T17">– </text:span>поджала губы Луна, <text:span text:style-name="T17">–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7">– </text:span>У нас было достаточно плодотворное сотрудничество. <text:span text:style-name="T17">– </text:span>осторожно начал я. <text:span text:style-name="T17">– </text:span>Хотя основную часть работы сделал я, Дэш и Твайлайт.</text:p>
      <text:p text:style-name="P52"><text:soft-page-break/><text:span text:style-name="T17">– </text:span>Неудивительно! <text:span text:style-name="T17">– </text:span>фыркнула Луна. <text:span text:style-name="T17">– </text:span>в<text:span text:style-name="T17"> </text:span>этом — вся Сел. Сестра, в отличие от Нас, всегда норовит спихнуть тяжёлую задачу на кого-нибудь другого!</text:p>
      <text:p text:style-name="P52"><text:span text:style-name="T17">– </text:span>А также совместить приятное с полезным. <text:span text:style-name="T17">– </text:span>не удержался я от подколки.</text:p>
      <text:p text:style-name="P47">Луна бросила на меня тяжёлый взгляд.</text:p>
      <text:p text:style-name="P50"><text:span text:style-name="T25">–</text:span> Вот это вряд ли! Сестра охладела к сексу ещё до Нашей ссылки. И, насколько Нам известно, за время Нашего отсутствия её предпочтения в <text:span text:style-name="T17"><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24">–</text:span> Тогда зачем она..?</text:p>
      <text:p text:style-name="P47"><text:span text:style-name="T24">–</text:span> Дала тебе? <text:span text:style-name="T24">–</text:span> цинично завершила мой вопрос Луна. <text:span text:style-name="T2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25">–</text:span> А другие? Они тоже… давали мне потому, что считали меня последним шансом?</text:p>
      <text:p text:style-name="P50">У аликорницы отвалилась челюсть.</text:p>
      <text:p text:style-name="P50"><text:span text:style-name="T25">–</text:span> Другие? Кто ещё?<text:span text:style-name="T17"> </text:span>С кем ещё у тебя были… отношения?</text:p>
      <text:p text:style-name="P47"><text:span text:style-name="T24">–</text:span> С Рэйнбоу Дэш <text:span text:style-name="T24">–</text:span> ответил я несчастным голосом. <text:span text:style-name="T24">–</text:span> И, может быть, с Пинки.</text:p>
      <text:p text:style-name="P47"><text:span text:style-name="T24">–</text:span> А ты живчик. <text:span text:style-name="T24">–</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24">– Что?!! – с недоверием воскликнула Луна. – Сестра никогда не умела лечить. И сейчас не умеет </text:span><text:span text:style-name="T7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24">– О небо! Теперь Мы понимаем, почему она так ослабела! Как это в стиле Сестры </text:span><text:span text:style-name="T7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24">– Заместительная терапия </text:span><text:span text:style-name="T7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24">–</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24">– </text:span><text:span text:style-name="T7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7">– Анон</text:span>, ты в порядке? <text:span text:style-name="T17">– </text:span>на балкон заглянула Дэш. <text:span text:style-name="T17">–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7">– </text:span>Спасибо, Дэш. Ты настоящий друг.</text:p>
      <text:p text:style-name="P52"><text:span text:style-name="T17">– </text:span>Сначала нам нужно вернуться в Кантерлот. <text:span text:style-name="T17">– п</text:span>рервала нас Луна. <text:span text:style-name="T17">–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7">– </text:span>Если отменить праздник, начнутся волнения. <text:span text:style-name="T17">– </text:span>ответила Луна на мой не заданный вопрос. <text:span text:style-name="T17">–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72"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7">– </text:span>Да што ж такое творится-то! Ни в жисть не поверю, чтоб в Кантерлоте пустые дома были! <text:span text:style-name="T17">– </text:span>заявила Эпплджек. <text:span text:style-name="T17">–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7">– </text:span>Какая жалость, что это всё из-за вампирского мира! <text:span text:style-name="T17">– </text:span>пробормотала Рэрити. <text:span text:style-name="T17">–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7">– Анон</text:span>, ты тут? <text:span text:style-name="T17">–</text:span>Дэш просунула нос в дверь, не дожидаясь отклика. <text:span text:style-name="T17">– </text:span>Ага, вот ты где! Я с тобой!</text:p>
      <text:p text:style-name="P52">Она швырнула перемётные сумки мне на постель и пошла к выходу.</text:p>
      <text:p text:style-name="P52"><text:span text:style-name="T17">– </text:span>Ну, чего застрял? Пошли скорее, а то на хавчик опоздаем! <text:span text:style-name="T17">–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7">– </text:span>Располагайтесь. <text:span text:style-name="T17">–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7">–</text:span> всхлипула Дэш.</text:p>
      <text:p text:style-name="P52"><text:span text:style-name="T17">– </text:span>Ну что же вы? Присаживайтесь. <text:span text:style-name="T17">– </text:span>вновь пригласила Луна. <text:span text:style-name="T17">–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7">одной</text:span> подушки.</text:p>
      <text:p text:style-name="P52"><text:span text:style-name="T17">– </text:span>Мы узнали у шеф-повара Сестры о твоих кулинарных предпочтениях. <text:span text:style-name="T17">– у</text:span>лыбнулась мне Луна. <text:span text:style-name="T17">– </text:span>Не в обиду, но ты первый примат-митарианец<text:note text:id="ftn17" text:note-class="footnote"><text:note-citation>17</text:note-citation><text:note-body><text:p text:style-name="P142">Митарианец <text:span text:style-name="T6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7">–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7">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84">д</text:span>ЕсЬ БЫл <text:span text:style-name="T85">д</text:span>ИскОр<text:span text:style-name="T8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6"></text:span><text:span text:style-name="T8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88">Зафиксирована опасная ситуация. Сознание пациента </text:span><text:span text:style-name="T89">&lt;</text:span><text:span text:style-name="T88">Селестия</text:span><text:span text:style-name="T89">&gt;</text:span><text:span text:style-name="T88"> не регистрируется. Активируется протокол экстренной эвакуации пациента </text:span><text:span text:style-name="T89">&lt;</text:span><text:span text:style-name="T88">Селестия</text:span><text:span text:style-name="T89">&gt;</text:span><text:span text:style-name="T88"> к супервизору </text:span><text:span text:style-name="T89">&lt;</text:span><text:span text:style-name="T88">Луна</text:span><text:span text:style-name="T89">&gt;</text:span><text:span text:style-name="T8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36">7.76</text:span>», сменившись на «<text:span text:style-name="T36">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7">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6">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7">,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36">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7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48">–</text:span><text:span text:style-name="T38"> Ну хорошо, а кто вами правит? Аликорн? Драконикус? Какой-нибудь человек с рогом во лбу? Или у вас нет правителя?</text:span></text:p>
      <text:p text:style-name="P33"><text:span text:style-name="T17">–</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79">трид</text:span><text:span text:style-name="T1">цать лет, если его сменят через </text:span><text:span text:style-name="T7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7">~~~ </text:span>Человек Анонимус Терранский <text:span text:style-name="T17">~~~</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6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79">задней осью </text:span><text:span text:style-name="T1">на табуретку. Я прилаживал ей новое колесо взамен <text:s/>утраченного. </text:span><text:span text:style-name="T79">Ещ</text:span><text:span text:style-name="T1">ё</text:span><text:span text:style-name="T79"> </text:span><text:span text:style-name="T1">немного, и будет как новенькая! В дворцовом гараже среди кучи хлама таки нашлось лопнувшее колесо, которое </text:span><text:span text:style-name="T79">мне удалось</text:span><text:span text:style-name="T1"> отремонтировать — о</text:span><text:span text:style-name="T79">бучение у</text:span><text:span text:style-name="T1"> Норфа не </text:span><text:span text:style-name="T7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79">на </text:span><text:span text:style-name="T1">корпус</text:span><text:span text:style-name="T7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7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7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79">о всём мире остались только м</text:span>ы<text:span text:style-name="T7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6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text:soft-page-break/>–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36">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text:soft-page-break/>Аликорница смутилась.</text:p>
      <text:p text:style-name="P52">– Мы утратили былую реакцию. Нам стыдно! Неважно. Главное — мы выиграли этот бой. Оставить! – <text:span text:style-name="T7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7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36">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7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79">А ч</text:span>то случилось с кракеном?</text:p>
      <text:p text:style-name="P52">– Он провалился в <text:span text:style-name="T7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42">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42">—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8">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7">!</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7">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73" text:outline-level="3">Воскресенье</text:h>
      <text:p text:style-name="P47"/>
      <text:p text:style-name="P1">Невесомость, удар, чувство веса. Я открываю глаза.</text:p>
      <text:p text:style-name="P1">Крыша <text:span text:style-name="T39">высотки</text:span><text:span text:style-name="T38"> </text:span>тускло отсвечивает в свете звёзд. <text:span text:style-name="T38">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7">-</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0">— феерия эмоций переполняла меня во время пребывания в ярком нескладном мире, что остался позади. </text:span><text:span text:style-name="T43">Я тогда как будто вынырнул из трясины и начал дышать, ощущая каждой своей клеточкой полную гамму чувств и оттенков жизни. Но у</text:span><text:span text:style-name="T40">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69">Невозможно поверить, но два месяца</text:span><text:span text:style-name="T31"> </text:span><text:span text:style-name="T6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7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42">– </text:span>Привет, Нэш. Это Анон.</text:p>
      <text:p text:style-name="P1"><text:span text:style-name="T42">–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79">кликнул по ним правой кнопкой </text:span><text:span text:style-name="T1">мыши</text:span><text:span text:style-name="T79"> и </text:span><text:span text:style-name="T1">выбрал</text:span><text:span text:style-name="T7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8">Сейчас уже нельзя ничего изменить и придётся ему довер</text:span><text:span text:style-name="T39">иться</text:span><text:span text:style-name="T3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9">—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35">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7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8">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7">– Пожалуйста, </text:span>Анон<text:span text:style-name="T17">…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7">–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8">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7">–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38">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8">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7">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36">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7">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7">Знаешь, я передумала: мы можем встретиться у тебя вечером, если ты не против. Только ни слова о</text:span>б<text:span text:style-name="T17"> М</text:span>ЛП<text:span text:style-name="T17">,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8">—</text:span> что может держать закоренелого обеспеченного холостяка дома, кроме работы? <text:span text:style-name="T3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8">—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6">— после встречи на лестнице со смайлолицым у меня развилась мания преследования.</text:span></text:p>
      <text:p text:style-name="P101"><text:span text:style-name="T17">– Анон…</text:span><text:span text:style-name="T1"> Тут окно разбито… И верёвка висит. – пискнула Флаттершай из кухни.</text:span></text:p>
      <text:p text:style-name="P99"><text:span text:style-name="T17">–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42">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5">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7">Я устало улыбнулся аликорнице </text:span>и осторожно закрыл ноутбук, переводя его в спящий режим<text:span text:style-name="T17">. Пусть о</text:span>битает в собственной фантазии<text:span text:style-name="T17"> </text:span>— нет смысла препираться с ней сейчас. Счастье уже в том, что она уцелела хотя бы в таком виде.</text:p>
      <text:p text:style-name="P100"><text:span text:style-name="T17">– </text:span>Да-да, забери её отсюда поскорее! <text:span text:style-name="T17">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7">– </text:span>А я так хотел продемонстрировать ей класс езды на моноцикле!<text:span text:style-name="T17"> – пожаловался д</text:span>раконикус, ткнув пальцем в лежащий рядом гироскутер<text:span text:style-name="T17">. – Но разве Сахарная Ватка ценит настоящее искусство?</text:span></text:p>
      <text:p text:style-name="P110"/>
      <text:h text:style-name="P171" text:outline-level="2">2<text:span text:style-name="T1">9</text:span>. Отбытие</text:h>
      <text:p text:style-name="P113"/>
      <text:p text:style-name="P100"><text:span text:style-name="T17">–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7">–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7">– А что? – невинно захлопал глазами драконикус. – Я, между прочим, </text:span>намного раньше тебя <text:span text:style-name="T17">понял, где </text:span>искать<text:span text:style-name="T17"> Солнцезад</text:span>ую<text:span text:style-name="T17">. Ещё у тебя на работе. Признаюсь честно, я был худшего мнения о тебе, Проводник. Не думал, что ты догадаешься. Но ты всё-таки нашёл </text:span>Сахарную <text:span text:style-name="T17">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10">— </text:span><text:span text:style-name="T9">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7">– Слушай меня внимательно, </text:span>засранец — <text:span text:style-name="T17">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7">– Нет! Дискорд </text:span>— не убийца!!!</text:p>
      <text:p text:style-name="P120">С необычной для неё силой Флаттершай вытащила кляп изо рта драконикуса.</text:p>
      <text:p text:style-name="P120"><text:span text:style-name="T17">– </text:span>ДА ТЫ СОВСЕМ БАНАНУЛСЯ, ПРОВОДНИЧЁК!!! ВЫ ВСЕ <text:span text:style-name="T17">ИДИОТЫ </text:span>(все, кроме Флаттершай)<text:span text:style-name="T17">!!! – заорал Дискорд моментально. – <text:s/>Е</text:span>сли я убийца, то ты — жрёшь пони на завтрак, обед и полдник! Дебилы!! Т<text:span text:style-name="T17">рон Эквестрии </text:span>мне <text:span text:style-name="T17">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7">– Р</text:span>ассказывай.</text:p>
      <text:p text:style-name="P120">Дискорд немного успокоился.</text:p>
      <text:p text:style-name="P120"><text:s/><text:span text:style-name="T17">– </text:span>Вообще-то, от тебя следовало бы избавиться, Проводник. Не знаю, что ты там разведал в Великом<text:span text:style-name="T38"> Откровении</text:span>, но чувствую, что твоё знание может погубить Эквестрию. Но к<text:span text:style-name="T17">ак, интересно, я получу без </text:span>тебя<text:span text:style-name="T17"> приз из… копыт Луны?!! </text:span>Хмурая <text:span text:style-name="T17">Метёлка отправила меня проследить, чтоб ты вернулся обратно. </text:span>Так что е<text:span text:style-name="T17">сли бы вы сюда не заявились, через пять минут я отправился бы за вами сам!</text:span></text:p>
      <text:p text:style-name="P120"><text:span text:style-name="T17">–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7">–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38">словно кот с мышью</text:span>?</text:p>
      <text:p text:style-name="P120"><text:span text:style-name="T17">– </text:span>Анон! <text:span text:style-name="T17">– </text:span>крикнула Эпплджек из прихожей. <text:span text:style-name="T17">–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3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8">–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38">двадцативосьмиэтажной</text:span><text:span text:style-name="T34">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79">А если не </text:span>выдержит<text:span text:style-name="T7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38">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8">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7">– Д</text:span>искорд Эйрлайнс приветствует на борту! Температура воздуха пять градусов! Высота<text:span text:style-name="T38"> сто пять</text:span><text:span text:style-name="T34">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7">–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7">–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8">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7">–</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7">– Т</text:span>ы что за хрен вообще? <text:span text:style-name="T17">– наконец сподобился я на членораздельную речь.</text:span></text:p>
      <text:p text:style-name="P47"><text:soft-page-break/>Зверь смутился.</text:p>
      <text:p text:style-name="P47"><text:span text:style-name="T17">–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7">С кончика малого рога Анакорна сорвалась молния и под ним материализовался </text:span>зелёный <text:span text:style-name="T17">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7">– Итак, рассказывай, каким ветром тебя сюда занесло. – д</text:span>емиург<text:span text:style-name="T17"> почесал нос. – У меня такое чувство, </text:span>будто<text:span text:style-name="T17">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7">–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7">– Если я расскажу тебе н</text:span>астоящую<text:span text:style-name="T17"> причину </text:span>— ты исчезнешь! <text:span text:style-name="T17">– угрюмо заявил я.</text:span></text:p>
      <text:p text:style-name="P35">Морда Анакорна осветилась радостным озарением.</text:p>
      <text:p text:style-name="P35"/>
      <text:p text:style-name="P50"><text:soft-page-break/><text:span text:style-name="T17">–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7">–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7">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0"/>
      <text:p text:style-name="P50"><text:span text:style-name="T17">– Ну… Я не идиот… я видел, что происходит за Чёрным </text:span>э<text:span text:style-name="T17">краном…</text:span></text:p>
      <text:p text:style-name="P50">Я глубоко вздохнул, как перед прыжком в воду.</text:p>
      <text:p text:style-name="P50"/>
      <text:p text:style-name="P50"><text:span text:style-name="T17">– </text:span><text:span text:style-name="T33">Нет никакого мира-вампира. Мир людей не виноват. </text:span><text:span text:style-name="T21">Эквестрия загибается потому, что она </text:span><text:span text:style-name="T33">—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7">Анакорн </text:span>встал с пуфика<text:span text:style-name="T17"> </text:span>и стал прохаживаться рядом со столом<text:span text:style-name="T17">. </text:span>Перед ним в качестве импровизированной указки плыл в пространстве карандаш.<text:span text:style-name="T17"> На стол</text:span>е раскинулась<text:span text:style-name="T17"> </text:span>голографическая карта Эквуса<text:span text:style-name="T17">. Игрушечные горные пики утопали в крохотных облаках, белые шапки ледников икрились </text:span>на<text:span text:style-name="T17"> полюсах, спокойная гладь </text:span>омывающих <text:span text:style-name="T17">океан</text:span>ов<text:span text:style-name="T17"> переливалась всеми оттенками синего.</text:span></text:p>
      <text:p text:style-name="P37"/>
      <text:p text:style-name="P3"><text:span text:style-name="T55">–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51">–</text:span><text:span text:style-name="T55"> Анакорн подавил короткий смешок. </text:span><text:span text:style-name="T5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55">– </text:span><text:span text:style-name="T3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text:soft-page-break/>–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55">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38">.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55">– К сожалению, не </text:span><text:span text:style-name="T60">получится</text:span><text:span text:style-name="T5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5"><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55">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5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5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5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7">.</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55">–</text:span><text:span text:style-name="T38"> На самом деле помочь мне достаточно легко. Видишь ли, залатать дыры конструкции Эквуса можно «наложив» на них правдоподобное </text:span><text:span text:style-name="T55">— иначе говоря, жизнеспособное —</text:span><text:span text:style-name="T38"> объяснение и направив на это объяснение подпитывающую энергию адептов. В мире людей даже есть шуточная награда, учреждённая </text:span><text:span text:style-name="T48">Marvel Comics </text:span><text:span text:style-name="T38">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8">Marvel</text:span><text:span text:style-name="T38">.</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38">– Ты уже устранил крупнейший дефект Эквестрии </text:span><text:span text:style-name="T55">— манипуляции светилом. Аналогично решаются и остальные проблемы</text:span><text:span text:style-name="T3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5">— вещь живучая</text:span><text:span text:style-name="T38">.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55">–</text:span><text:span text:style-name="T38"> А кьютимарки? Как, разрази меня квазар, объяснить кьютимарки? </text:span><text:span text:style-name="T55">–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6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4">—</text:span><text:span text:style-name="T69"> точнее, дерево схожих миров Эквуса </text:span><text:span text:style-name="T74">—</text:span><text:span text:style-name="T69"> создали брони. Разумеется, стержнем им послужил именно сериал, но каждый фанфик </text:span><text:span text:style-name="T74">—</text:span><text:span text:style-name="T6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69">– Наконец-то я вижу свет в конце тоннеля! Как это не пришло мне в голову! Ты всё отлично увязал! Всё сходится! Более того </text:span><text:span text:style-name="T74">—</text:span><text:span text:style-name="T69"> Анакорн заговорщически подмигнул мне </text:span><text:span text:style-name="T74">—</text:span><text:span text:style-name="T6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74">— и первой реальной историей в Объединённом Континууме Эквуса</text:span><text:span text:style-name="T69">!</text:span></text:p>
      <text:p text:style-name="P106"/>
      <text:p text:style-name="P106">Я подозрительно посмотрел на Анакорна.</text:p>
      <text:p text:style-name="P106"/>
      <text:p text:style-name="P105"><text:span text:style-name="T25">– </text:span><text:span text:style-name="T6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25">– </text:span><text:span text:style-name="T6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7">–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7">– </text:span>Пиши, как есть. <text:span text:style-name="T17">– </text:span>развёл копытами Анакорн. <text:span text:style-name="T17">– </text:span>Авось сгодится. Я писать точно не буду <text:span text:style-name="T7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7">–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7">–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6">— </text:span>тебя никогда и не будет! Каково это <text:span text:style-name="T36">— </text:span><text:span text:style-name="T7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42">–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8">Хочу, чтобы ты </text:span><text:span text:style-name="T39">делал мне почесушки</text:span><text:span text:style-name="T38">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7">– Вот д</text:span>искорд!.. Почему всё так паршиво?.. Я даже не могу уткнуться носом тебе в грудь. Я прохожу сквозь тебя, <text:span text:style-name="T17">–</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7">–</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7">два</text:span><text:span text:style-name="T1">, чтоб потом спать до одиннадцати и ни хрена не выспаться при этом?</text:span> На работу опять к часу<text:span text:style-name="T17">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1-02T19:15:21.711576997</dc:date>
    <meta:editing-duration>P151DT6H43M34S</meta:editing-duration>
    <meta:editing-cycles>9634</meta:editing-cycles>
    <meta:generator>LibreOffice/5.1.6.2$Linux_X86_64 LibreOffice_project/10m0$Build-2</meta:generator>
    <meta:printed-by>макс </meta:printed-by>
    <meta:print-date>2017-08-23T21:51:29.95</meta:print-date>
    <meta:document-statistic meta:table-count="0" meta:image-count="0" meta:object-count="0" meta:page-count="245" meta:paragraph-count="4831" meta:word-count="102479" meta:character-count="679061" meta:non-whitespace-character-count="576894"/>
  </office:meta>
</office:document-meta>
</file>